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fill="solid" draw:fill-color="#e6e6ff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draw:fill="none" fo:min-height="0.4cm"/>
    </style:style>
    <style:style style:name="gr5" style:family="graphic" style:parent-style-name="standard">
      <style:graphic-properties draw:stroke="none" draw:fill="none" fo:min-height="0.75cm"/>
    </style:style>
    <style:style style:name="gr6" style:family="graphic" style:parent-style-name="standard">
      <style:graphic-properties draw:stroke="none" draw:fill="none" fo:min-height="0.798cm"/>
    </style:style>
    <style:style style:name="gr7" style:family="graphic" style:parent-style-name="standard">
      <style:graphic-properties draw:stroke="none" draw:fill="none" fo:min-height="0.05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fill="solid" draw:fill-color="#99cc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gr11" style:family="graphic" style:parent-style-name="standard">
      <style:graphic-properties draw:stroke="none" draw:fill="none" draw:fill-color="#99ccff" fo:min-height="0.4cm"/>
    </style:style>
    <style:style style:name="gr12" style:family="graphic" style:parent-style-name="objectwithoutfill">
      <style:graphic-properties draw:fill="none" draw:fill-color="#99ccff" draw:textarea-horizontal-align="center" draw:textarea-vertical-align="middle"/>
    </style:style>
    <style:style style:name="gr13" style:family="graphic" style:parent-style-name="standard">
      <style:graphic-properties draw:stroke="none" draw:fill="none" fo:min-height="1.397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stroke="none" svg:stroke-color="#000000" draw:fill="none" draw:fill-color="#ffffff" fo:min-height="0.15cm"/>
    </style:style>
    <style:style style:name="gr16" style:family="graphic" style:parent-style-name="standard">
      <style:graphic-properties draw:stroke="none" draw:fill="none" fo:min-height="0.197cm"/>
    </style:style>
    <style:style style:name="gr17" style:family="graphic" style:parent-style-name="standard">
      <style:graphic-properties draw:fill="solid" draw:fill-color="#dddddd" draw:textarea-horizontal-align="center" draw:textarea-vertical-align="middle" style:protect="position size"/>
    </style:style>
    <style:style style:name="gr18" style:family="graphic" style:parent-style-name="standard">
      <style:graphic-properties draw:fill="solid" draw:fill-color="#99ccff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4cm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gr21" style:family="graphic" style:parent-style-name="standard">
      <style:graphic-properties draw:fill="solid" draw:fill-color="#ccccff" draw:textarea-horizontal-align="center" draw:textarea-vertical-align="middle"/>
    </style:style>
    <style:style style:name="gr22" style:family="graphic" style:parent-style-name="objectwithoutfill">
      <style:graphic-properties draw:marker-end="Arrow" draw:marker-end-width="0.3cm" draw:fill="none" draw:fill-color="#99ccff" draw:textarea-horizontal-align="center" draw:textarea-vertical-align="middle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ccccff" draw:textarea-horizontal-align="center" draw:textarea-vertical-align="middle"/>
    </style:style>
    <style:style style:name="gr25" style:family="graphic" style:parent-style-name="standard">
      <style:graphic-properties draw:stroke="none" draw:fill="none" draw:fill-color="#99ccff" fo:min-height="0.798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none" draw:fill-color="#99ccff" fo:min-height="0.95cm"/>
    </style:style>
    <style:style style:name="gr28" style:family="graphic" style:parent-style-name="objectwithoutfill">
      <style:graphic-properties draw:stroke="dash" draw:stroke-dash="Fine_20_Dashed" draw:fill="none" draw:fill-color="#99ccff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1.1cm"/>
    </style:style>
    <style:style style:name="gr30" style:family="graphic" style:parent-style-name="standard">
      <style:graphic-properties draw:textarea-horizontal-align="center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fo:min-height="0.25cm"/>
    </style:style>
    <style:style style:name="gr33" style:family="graphic" style:parent-style-name="standard">
      <style:graphic-properties draw:stroke="none" svg:stroke-color="#000000" draw:fill="none" draw:fill-color="#ffffff" fo:min-height="0.8cm"/>
    </style:style>
    <style:style style:name="gr34" style:family="graphic" style:parent-style-name="standard">
      <style:graphic-properties draw:stroke="none" svg:stroke-color="#000000" draw:fill="none" draw:fill-color="#ffffff" fo:min-height="0.6cm"/>
    </style:style>
    <style:style style:name="gr35" style:family="graphic" style:parent-style-name="standard">
      <style:graphic-properties draw:stroke="none" svg:stroke-color="#000000" draw:fill="none" draw:fill-color="#ffffff" fo:min-height="0.05cm"/>
    </style:style>
    <style:style style:name="gr36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0.399cm"/>
    </style:style>
    <style:style style:name="gr38" style:family="graphic" style:parent-style-name="standard">
      <style:graphic-properties draw:stroke="none" draw:fill="none" fo:min-height="0.15cm"/>
    </style:style>
    <style:style style:name="gr39" style:family="graphic" style:parent-style-name="standard">
      <style:graphic-properties draw:stroke="none" svg:stroke-color="#000000" draw:fill="none" draw:fill-color="#ffffff" fo:min-height="0.7cm"/>
    </style:style>
    <style:style style:name="gr40" style:family="graphic" style:parent-style-name="standard">
      <style:graphic-properties draw:stroke="none" svg:stroke-color="#000000" draw:fill="none" draw:fill-color="#ffffff" fo:min-height="1.7cm"/>
    </style:style>
    <style:style style:name="gr41" style:family="graphic" style:parent-style-name="standard">
      <style:graphic-properties draw:stroke="none" svg:stroke-color="#000000" draw:fill="none" draw:fill-color="#ffffff" fo:min-height="0.3cm"/>
    </style:style>
    <style:style style:name="gr42" style:family="graphic" style:parent-style-name="standard">
      <style:graphic-properties draw:stroke="none" svg:stroke-color="#000000" draw:fill="none" draw:fill-color="#ffffff" fo:min-height="1.3cm"/>
    </style:style>
    <style:style style:name="gr43" style:family="graphic" style:parent-style-name="standard">
      <style:graphic-properties draw:stroke="none" draw:fill="none" fo:min-height="0.697cm"/>
    </style:style>
    <style:style style:name="gr44" style:family="graphic" style:parent-style-name="standard">
      <style:graphic-properties draw:stroke="none" draw:fill="none" fo:min-height="0.398cm"/>
    </style:style>
    <style:style style:name="gr45" style:family="graphic" style:parent-style-name="standard">
      <style:graphic-properties draw:stroke="none" draw:fill="none" fo:min-height="0.399cm"/>
    </style:style>
    <style:style style:name="gr46" style:family="graphic" style:parent-style-name="standard">
      <style:graphic-properties draw:fill="solid" draw:fill-color="#dddddd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fo:min-height="0.1cm"/>
    </style:style>
    <style:style style:name="gr48" style:family="graphic" style:parent-style-name="standard">
      <style:graphic-properties draw:textarea-horizontal-align="center" draw:textarea-vertical-align="middle"/>
    </style:style>
    <style:style style:name="gr4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text-properties fo:font-size="10pt"/>
    </style:style>
    <style:style style:name="P4" style:family="paragraph">
      <style:text-properties fo:color="#ff3333"/>
    </style:style>
    <style:style style:name="P5" style:family="paragraph">
      <style:text-properties fo:color="#ff3333" fo:font-size="10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text-properties fo:color="#ff3333" fo:font-size="32pt" style:font-size-asian="32pt" style:font-size-complex="32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color="#000000" fo:font-size="10pt"/>
    </style:style>
    <style:style style:name="P10" style:family="paragraph">
      <style:paragraph-properties fo:text-align="start"/>
    </style:style>
    <style:style style:name="P11" style:family="paragraph">
      <style:text-properties fo:color="#ff3333" fo:font-size="28pt" style:font-size-asian="28pt" style:font-size-complex="28pt"/>
    </style:style>
    <style:style style:name="P12" style:family="paragraph">
      <style:paragraph-properties fo:text-align="center"/>
      <style:text-properties fo:color="#ff3333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0pt"/>
    </style:style>
    <style:style style:name="T2" style:family="text">
      <style:text-properties fo:color="#6666ff" fo:font-size="10pt"/>
    </style:style>
    <style:style style:name="T3" style:family="text">
      <style:text-properties fo:color="#000000" fo:font-size="10pt"/>
    </style:style>
    <style:style style:name="T4" style:family="text">
      <style:text-properties fo:color="#ff3333" fo:font-size="10pt"/>
    </style:style>
    <style:style style:name="T5" style:family="text">
      <style:text-properties fo:font-size="10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6666ff"/>
    </style:style>
    <style:style style:name="T10" style:family="text">
      <style:text-properties fo:color="#ff3333"/>
    </style:style>
    <style:style style:name="T11" style:family="text">
      <style:text-properties fo:color="#ff3333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Взаимодействие всех модулей" draw:style-name="dp1" draw:master-page-name="Блок_25_20схемы">
        <draw:rect draw:style-name="gr1" draw:text-style-name="P1" xml:id="id9" draw:id="id9" draw:layer="layout" svg:width="3.6cm" svg:height="5.5cm" svg:x="20.5cm" svg:y="12.7cm" draw:corner-radius="0.5cm">
          <text:p/>
        </draw:rect>
        <draw:rect draw:style-name="gr2" draw:text-style-name="P1" xml:id="id1" draw:id="id1" draw:layer="layout" svg:width="3.2cm" svg:height="1.1cm" svg:x="1.6cm" svg:y="3.7cm" draw:corner-radius="0.5cm">
          <draw:glue-point draw:id="4" svg:x="2.5cm" svg:y="5cm"/>
          <draw:glue-point draw:id="5" svg:x="-2.5cm" svg:y="5cm"/>
          <text:p text:style-name="P2"><text:span text:style-name="T1">Загрузка </text:span></text:p>
          <text:p text:style-name="P2"><text:span text:style-name="T1">синтезаторов</text:span></text:p>
        </draw:rect>
        <draw:rect draw:style-name="gr2" draw:text-style-name="P1" xml:id="id4" draw:id="id4" draw:layer="layout" svg:width="3.6cm" svg:height="1.5cm" svg:x="10.6cm" svg:y="15.1cm" draw:corner-radius="0.5cm">
          <draw:glue-point draw:id="4" svg:x="-5cm" svg:y="-1.666cm"/>
          <draw:glue-point draw:id="5" svg:x="-5cm" svg:y="2.333cm"/>
          <draw:glue-point draw:id="6" svg:x="5cm" svg:y="-2.333cm"/>
          <draw:glue-point draw:id="7" svg:x="5cm" svg:y="3cm"/>
          <draw:glue-point draw:id="8" svg:x="-3.055cm" svg:y="5cm"/>
          <draw:glue-point draw:id="9" svg:x="2.777cm" svg:y="5cm"/>
          <text:p text:style-name="P2"><text:span text:style-name="T1">Модуль плавного</text:span></text:p>
          <text:p text:style-name="P2"><text:span text:style-name="T1"><text:s/></text:span><text:span text:style-name="T1">увеличения мощности</text:span></text:p>
        </draw:rect>
        <draw:rect draw:style-name="gr2" draw:text-style-name="P1" xml:id="id2" draw:id="id2" draw:layer="layout" svg:width="3.2cm" svg:height="1.1cm" svg:x="9.8cm" svg:y="3.7cm" draw:corner-radius="0.5cm">
          <draw:glue-point draw:id="4" svg:x="-2.5cm" svg:y="5cm"/>
          <text:p text:style-name="P2"><text:span text:style-name="T1">предварительный</text:span></text:p>
          <text:p text:style-name="P2"><text:span text:style-name="T1">Опрос аварий</text:span></text:p>
        </draw:rect>
        <draw:connector draw:style-name="gr3" draw:text-style-name="P2" draw:layer="layout" svg:x1="4.8cm" svg:y1="4.25cm" svg:x2="9.8cm" svg:y2="4.25cm" draw:start-shape="id1" draw:start-glue-point="1" draw:end-shape="id2" svg:d="m4800 4250h5000" svg:viewBox="0 0 5001 1">
          <text:p/>
        </draw:connector>
        <draw:rect draw:style-name="gr2" draw:text-style-name="P1" xml:id="id3" draw:id="id3" draw:layer="layout" svg:width="3.6cm" svg:height="2.5cm" svg:x="10.6cm" svg:y="8.1cm" draw:corner-radius="0.5cm">
          <draw:glue-point draw:id="4" svg:x="5cm" svg:y="-2.5cm"/>
          <draw:glue-point draw:id="5" svg:x="5cm" svg:y="2.5cm"/>
          <draw:glue-point draw:id="6" svg:x="-2.777cm" svg:y="-5cm"/>
          <draw:glue-point draw:id="7" svg:x="2.5cm" svg:y="-5cm"/>
          <draw:glue-point draw:id="8" svg:x="-5cm" svg:y="2.2cm"/>
          <draw:glue-point draw:id="9" svg:x="-5cm" svg:y="-2.2cm"/>
          <text:p text:style-name="P2"><text:span text:style-name="T1">Модуль включения </text:span></text:p>
          <text:p text:style-name="P2"><text:span text:style-name="T1">усилителя</text:span></text:p>
        </draw:rect>
        <draw:frame draw:style-name="gr4" draw:text-style-name="P3" draw:layer="layout" svg:width="4.1cm" svg:height="1.047cm" draw:transform="rotate (1.5707963267949) translate (11.3cm 14.7cm)">
          <draw:text-box>
            <text:p><text:span text:style-name="T1">Усилитель включен</text:span></text:p>
            <text:p><text:span text:style-name="T2"><text:s/></text:span><text:span text:style-name="T2">«POWER_UP_START» </text:span></text:p>
          </draw:text-box>
        </draw:frame>
        <draw:rect draw:style-name="gr2" draw:text-style-name="P1" xml:id="id5" draw:id="id5" draw:layer="layout" svg:width="3.2cm" svg:height="1.2cm" svg:x="18.1cm" svg:y="4.3cm" draw:corner-radius="0.5cm">
          <text:p text:style-name="P2"><text:span text:style-name="T1">Модуль принятия</text:span></text:p>
          <text:p text:style-name="P2"><text:span text:style-name="T1"><text:s/></text:span><text:span text:style-name="T1">Решений</text:span></text:p>
          <text:p text:style-name="P2"><text:span text:style-name="T1">(АЦП)</text:span></text:p>
        </draw:rect>
        <draw:connector draw:style-name="gr3" draw:text-style-name="P2" draw:layer="layout" svg:x1="12.4cm" svg:y1="10.6cm" svg:x2="12.4cm" svg:y2="15.1cm" draw:start-shape="id3" draw:start-glue-point="2" draw:end-shape="id4" draw:end-glue-point="0" svg:d="m12400 10600v4500" svg:viewBox="0 0 1 4501">
          <text:p/>
        </draw:connector>
        <draw:connector draw:style-name="gr3" draw:text-style-name="P2" draw:layer="layout" svg:x1="11.4cm" svg:y1="4.8cm" svg:x2="11.401cm" svg:y2="8.1cm" draw:start-shape="id2" draw:start-glue-point="2" draw:end-shape="id3" draw:end-glue-point="6" svg:d="m11400 4800v1650h1v1650" svg:viewBox="0 0 2 3301">
          <text:p/>
        </draw:connector>
        <draw:connector draw:style-name="gr3" draw:text-style-name="P2" draw:layer="layout" svg:x1="19.7cm" svg:y1="5.5cm" svg:x2="14.2cm" svg:y2="8.725cm" draw:start-shape="id5" draw:start-glue-point="2" draw:end-shape="id3" draw:end-glue-point="4" svg:d="m19700 5500v3225h-5500" svg:viewBox="0 0 5501 3226">
          <text:p/>
        </draw:connector>
        <draw:frame draw:style-name="gr4" draw:text-style-name="P3" draw:layer="layout" svg:width="3.5cm" svg:height="1.047cm" svg:x="16cm" svg:y="7.6cm">
          <draw:text-box>
            <text:p><text:span text:style-name="T1">Авария(перезапуск)</text:span></text:p>
            <text:p><text:span text:style-name="T2"><text:s/></text:span><text:span text:style-name="T2">«POWER_ON» </text:span></text:p>
          </draw:text-box>
        </draw:frame>
        <draw:frame draw:style-name="gr5" draw:text-style-name="P3" draw:layer="layout" svg:width="3cm" svg:height="1.047cm" draw:transform="rotate (1.5707963267949) translate (11.5cm 7.5cm)">
          <draw:text-box>
            <text:p><text:span text:style-name="T1">Аварий нет/</text:span></text:p>
            <text:p><text:span text:style-name="T2">«POWER_ON» </text:span></text:p>
          </draw:text-box>
        </draw:frame>
        <draw:frame draw:style-name="gr6" draw:text-style-name="P3" draw:layer="layout" svg:width="4.843cm" svg:height="1.048cm" svg:x="4.8cm" svg:y="3.252cm">
          <draw:text-box>
            <text:p><text:span text:style-name="T1">Синтезаторы загружены/</text:span></text:p>
            <text:p><text:span text:style-name="T2">«CHECK_ON» </text:span></text:p>
          </draw:text-box>
        </draw:frame>
        <draw:connector draw:style-name="gr3" draw:text-style-name="P2" draw:layer="layout" svg:x1="11.4cm" svg:y1="3.7cm" svg:x2="3.2cm" svg:y2="3.7cm" draw:start-shape="id2" draw:start-glue-point="0" draw:end-shape="id1" svg:d="m11400 3700v-501h-8200v501" svg:viewBox="0 0 8201 502">
          <text:p/>
        </draw:connector>
        <draw:frame draw:style-name="gr7" draw:text-style-name="P3" draw:layer="layout" svg:width="10.1cm" svg:height="0.649cm" svg:x="2.9cm" svg:y="2.451cm">
          <draw:text-box>
            <text:p><text:span text:style-name="T1">Авария/</text:span><text:span text:style-name="T2">«RESTART_GETER» ШИМ=0 </text:span><text:span text:style-name="T3"><text:s/>Запись в журнал аварий</text:span></text:p>
          </draw:text-box>
        </draw:frame>
        <draw:frame draw:style-name="gr8" draw:text-style-name="P3" draw:layer="layout" svg:width="7.3cm" svg:height="0.649cm" svg:x="0.9cm" svg:y="0.951cm">
          <draw:text-box>
            <text:p><text:span text:style-name="T1">Условие отправки сообщения/«</text:span><text:span text:style-name="T2">Сообщение</text:span><text:span text:style-name="T1">»</text:span></text:p>
          </draw:text-box>
        </draw:frame>
        <draw:connector draw:style-name="gr3" draw:text-style-name="P2" draw:layer="layout" svg:x1="1.6cm" svg:y1="4.25cm" svg:x2="10.6cm" svg:y2="16.199cm" draw:start-shape="id1" draw:start-glue-point="3" draw:end-shape="id4" draw:end-glue-point="5" svg:d="m1600 4250h-501v11949h9501" svg:viewBox="0 0 9502 11950">
          <text:p/>
        </draw:connector>
        <draw:frame draw:style-name="gr7" draw:text-style-name="P5" draw:layer="layout" svg:width="8.143cm" svg:height="0.649cm" draw:transform="rotate (1.5707963267949) translate (0.3cm 13.9cm)">
          <draw:text-box>
            <text:p text:style-name="P4"><text:span text:style-name="T4">Старт модуля Загр. Синтез. /«POWER_UP_STOP» </text:span></text:p>
          </draw:text-box>
        </draw:frame>
        <draw:rect draw:style-name="gr2" draw:text-style-name="P1" xml:id="id6" draw:id="id6" draw:layer="layout" svg:width="3.4cm" svg:height="1.5cm" svg:x="20.6cm" svg:y="8.6cm" draw:corner-radius="0.5cm">
          <text:p text:style-name="P2"><text:span text:style-name="T1">Модуль измерения</text:span></text:p>
          <text:p text:style-name="P2"><text:span text:style-name="T1"><text:s/></text:span><text:span text:style-name="T1">Параметров</text:span></text:p>
          <text:p text:style-name="P2"><text:span text:style-name="T1">(АЦП)</text:span></text:p>
        </draw:rect>
        <draw:connector draw:style-name="gr3" draw:text-style-name="P2" draw:layer="layout" svg:x1="22.3cm" svg:y1="8.6cm" svg:x2="21.3cm" svg:y2="4.9cm" draw:start-shape="id6" draw:start-glue-point="0" draw:end-shape="id5" draw:end-glue-point="1" svg:d="m22300 8600v-3700h-1000" svg:viewBox="0 0 1001 3701">
          <text:p/>
        </draw:connector>
        <draw:frame draw:style-name="gr4" draw:text-style-name="P3" draw:layer="layout" svg:width="3.9cm" svg:height="1.047cm" svg:x="22.3cm" svg:y="5.553cm">
          <draw:text-box>
            <text:p><text:span text:style-name="T1">Авария параметра/</text:span></text:p>
            <text:p><text:span text:style-name="T2"><text:s/></text:span><text:span text:style-name="T2">«ADC_ERROR_X» </text:span></text:p>
          </draw:text-box>
        </draw:frame>
        <draw:frame draw:style-name="gr4" draw:text-style-name="P3" draw:layer="layout" svg:width="3.9cm" svg:height="1.047cm" svg:x="22.3cm" svg:y="6.8cm">
          <draw:text-box>
            <text:p><text:span text:style-name="T1">Параметр в норме/</text:span></text:p>
            <text:p><text:span text:style-name="T2"><text:s/></text:span><text:span text:style-name="T2">«ADC_NORM_X» </text:span></text:p>
          </draw:text-box>
        </draw:frame>
        <draw:rect draw:style-name="gr2" draw:text-style-name="P1" xml:id="id8" draw:id="id8" draw:layer="layout" svg:width="3.8cm" svg:height="1.1cm" svg:x="16.3cm" svg:y="13.2cm" draw:corner-radius="0.5cm">
          <text:p text:style-name="P2"><text:span text:style-name="T1">Измерение температуры</text:span></text:p>
          <text:p text:style-name="P2"><text:span text:style-name="T1">(Таймер)</text:span></text:p>
        </draw:rect>
        <draw:rect draw:style-name="gr2" draw:text-style-name="P1" xml:id="id7" draw:id="id7" draw:layer="layout" svg:width="4cm" svg:height="1.7cm" svg:x="4.6cm" svg:y="7.3cm" draw:corner-radius="0.5cm">
          <draw:glue-point draw:id="4" svg:x="2.631cm" svg:y="5cm"/>
          <draw:glue-point draw:id="5" svg:x="-2.631cm" svg:y="5cm"/>
          <draw:glue-point draw:id="6" svg:x="5cm" svg:y="-2.058cm"/>
          <draw:glue-point draw:id="7" svg:x="5cm" svg:y="2.647cm"/>
          <text:p text:style-name="P2"><text:span text:style-name="T1">Опрос аварий </text:span></text:p>
          <text:p text:style-name="P2"><text:span text:style-name="T1">МИ,МЗ,ГЕТ1,ГЕТ2</text:span></text:p>
          <text:p text:style-name="P2"><text:span text:style-name="T1"><text:s/></text:span><text:span text:style-name="T1">с запись в журнал</text:span></text:p>
          <text:p text:style-name="P2"><text:span text:style-name="T1">аварий</text:span></text:p>
        </draw:rect>
        <draw:frame draw:style-name="gr4" draw:text-style-name="P3" draw:layer="layout" svg:width="4.3cm" svg:height="1.047cm" svg:x="6.6cm" svg:y="6.2cm">
          <draw:text-box>
            <text:p><text:span text:style-name="T1">Аварий нет/</text:span></text:p>
            <text:p><text:span text:style-name="T2">«CHECK_ERROR_ON» <text:s/></text:span></text:p>
          </draw:text-box>
        </draw:frame>
        <draw:connector draw:style-name="gr3" draw:text-style-name="P2" draw:layer="layout" svg:x1="4.6cm" svg:y1="8.15cm" svg:x2="4cm" svg:y2="4.8cm" draw:start-shape="id7" draw:start-glue-point="3" draw:end-shape="id1" draw:end-glue-point="4" svg:d="m4600 8150h-600v-3350" svg:viewBox="0 0 601 3351">
          <text:p/>
        </draw:connector>
        <draw:connector draw:style-name="gr3" draw:text-style-name="P2" draw:layer="layout" svg:x1="16.3cm" svg:y1="13.75cm" svg:x2="14.2cm" svg:y2="9.975cm" draw:start-shape="id8" draw:end-shape="id3" draw:end-glue-point="5" svg:d="m16300 13750h-1050v-3775h-1050" svg:viewBox="0 0 2101 3776">
          <text:p/>
        </draw:connector>
        <draw:connector draw:style-name="gr3" draw:text-style-name="P2" draw:layer="layout" svg:x1="22.3cm" svg:y1="10.1cm" svg:x2="22.3cm" svg:y2="12.7cm" draw:start-shape="id6" draw:end-shape="id9" svg:d="m22300 10100v2600" svg:viewBox="0 0 1 2601">
          <text:p/>
        </draw:connector>
        <draw:frame draw:style-name="gr4" draw:text-style-name="P3" draw:layer="layout" svg:width="5.1cm" svg:height="1.047cm" svg:x="22.2cm" svg:y="10.3cm">
          <draw:text-box>
            <text:p><text:span text:style-name="T1">Текущий параметр измерен/</text:span></text:p>
            <text:p><text:span text:style-name="T2"><text:s/></text:span><text:span text:style-name="T2">«FLAG_X_ADC» </text:span></text:p>
          </draw:text-box>
        </draw:frame>
        <draw:frame draw:style-name="gr4" draw:text-style-name="P3" draw:layer="layout" svg:width="3.966cm" svg:height="1.843cm" svg:x="26.2cm" svg:y="4cm">
          <draw:text-box>
            <text:p><text:span text:style-name="T2">FLAG_X_ADC:</text:span></text:p>
            <text:p><text:span text:style-name="T2">1) FLAG_Pref_ADC</text:span></text:p>
            <text:p><text:span text:style-name="T2">2) FLAG_Pout_ADC</text:span></text:p>
            <text:p><text:span text:style-name="T2">3)</text:span></text:p>
          </draw:text-box>
        </draw:frame>
        <draw:rect draw:style-name="gr2" draw:text-style-name="P1" xml:id="id13" draw:id="id13" draw:layer="layout" svg:width="3.2cm" svg:height="1.1cm" svg:x="7.2cm" svg:y="18.6cm" draw:corner-radius="0.5cm">
          <text:p text:style-name="P2"><text:span text:style-name="T1">Модуль LCD</text:span></text:p>
          <text:p text:style-name="P2"><text:span text:style-name="T1">(Таймер)</text:span></text:p>
        </draw:rect>
        <draw:rect draw:style-name="gr2" draw:text-style-name="P1" xml:id="id10" draw:id="id10" draw:layer="layout" svg:width="3.2cm" svg:height="1.1cm" svg:x="17.8cm" svg:y="19.1cm" draw:corner-radius="0.5cm">
          <text:p text:style-name="P2"><text:span text:style-name="T1">Опрос клавиш</text:span></text:p>
        </draw:rect>
        <draw:rect draw:style-name="gr2" draw:text-style-name="P1" xml:id="id11" draw:id="id11" draw:layer="layout" svg:width="3.2cm" svg:height="1.1cm" svg:x="25.3cm" svg:y="19.082cm" draw:corner-radius="0.5cm">
          <text:p text:style-name="P2"><text:span text:style-name="T1">Обработка клавиш</text:span></text:p>
          <text:p text:style-name="P2"><text:span text:style-name="T1"><text:s/></text:span><text:span text:style-name="T1">меню</text:span></text:p>
        </draw:rect>
        <draw:rect draw:style-name="gr9" draw:text-style-name="P1" draw:layer="layout" svg:width="3.2cm" svg:height="1.1cm" svg:x="18cm" svg:y="2.7cm" draw:corner-radius="0.5cm">
          <text:p text:style-name="P2"><text:span text:style-name="T1">Наработка на отказ</text:span></text:p>
        </draw:rect>
        <draw:connector draw:style-name="gr3" draw:text-style-name="P2" draw:layer="layout" svg:x1="10.6cm" svg:y1="9.9cm" svg:x2="10.6cm" svg:y2="15.601cm" draw:start-shape="id3" draw:start-glue-point="8" draw:end-shape="id4" draw:end-glue-point="4" svg:d="m10600 9900h-501v5701h501" svg:viewBox="0 0 502 5702">
          <text:p/>
        </draw:connector>
        <draw:frame draw:style-name="gr6" draw:text-style-name="P3" draw:layer="layout" svg:width="5.2cm" svg:height="1.048cm" draw:transform="rotate (1.5707963267949) translate (8.9cm 16cm)">
          <draw:text-box>
            <text:p><text:span text:style-name="T1">Старт модуля вкл. усилителя /</text:span></text:p>
            <text:p><text:span text:style-name="T2">«POWER_UP_STOP» </text:span></text:p>
          </draw:text-box>
        </draw:frame>
        <draw:connector draw:style-name="gr3" draw:text-style-name="P2" draw:layer="layout" svg:x1="10.6cm" svg:y1="4.8cm" svg:x2="8.6cm" svg:y2="7.801cm" draw:start-shape="id2" draw:start-glue-point="4" draw:end-shape="id7" draw:end-glue-point="6" svg:d="m10600 4800v3001h-2000" svg:viewBox="0 0 2001 3002">
          <text:p/>
        </draw:connector>
        <draw:connector draw:style-name="gr3" draw:text-style-name="P2" draw:layer="layout" svg:x1="18.1cm" svg:y1="4.9cm" svg:x2="13.3cm" svg:y2="8.1cm" draw:start-shape="id5" draw:start-glue-point="3" draw:end-shape="id3" draw:end-glue-point="7" svg:d="m18100 4900h-4800v3200" svg:viewBox="0 0 4801 3201">
          <text:p/>
        </draw:connector>
        <draw:connector draw:style-name="gr3" draw:text-style-name="P2" draw:layer="layout" svg:x1="20.6cm" svg:y1="9.35cm" svg:x2="14.2cm" svg:y2="9.35cm" draw:start-shape="id6" draw:start-glue-point="3" draw:end-shape="id3" draw:end-glue-point="1" svg:d="m20600 9350h-6400" svg:viewBox="0 0 6401 1">
          <text:p/>
        </draw:connector>
        <draw:frame draw:style-name="gr4" draw:text-style-name="P3" draw:layer="layout" svg:width="6.2cm" svg:height="1.047cm" svg:x="15.3cm" svg:y="10.8cm">
          <draw:text-box>
            <text:p><text:span text:style-name="T1">Температура в норме</text:span></text:p>
            <text:p><text:span text:style-name="T2"><text:s/></text:span><text:span text:style-name="T2">«T_NORM» <text:s/></text:span></text:p>
          </draw:text-box>
        </draw:frame>
        <draw:frame draw:style-name="gr4" draw:text-style-name="P3" draw:layer="layout" svg:width="4.7cm" svg:height="1.445cm" svg:x="15.3cm" svg:y="11.7cm">
          <draw:text-box>
            <text:p><text:span text:style-name="T1">Температура выше порога</text:span></text:p>
            <text:p><text:span text:style-name="T1">(авария)</text:span></text:p>
            <text:p><text:span text:style-name="T2"><text:s/></text:span><text:span text:style-name="T2">«T_ERROR» </text:span></text:p>
          </draw:text-box>
        </draw:frame>
        <draw:frame draw:style-name="gr4" draw:text-style-name="P3" draw:layer="layout" svg:width="5.4cm" svg:height="1.047cm" svg:x="13.4cm" svg:y="3.9cm">
          <draw:text-box>
            <text:p><text:span text:style-name="T1">Блокировка(выкл полностью) </text:span></text:p>
            <text:p><text:span text:style-name="T2"><text:s/></text:span><text:span text:style-name="T2">«POWER_OFF_BLOK» </text:span></text:p>
          </draw:text-box>
        </draw:frame>
        <draw:connector draw:style-name="gr3" draw:text-style-name="P2" draw:layer="layout" svg:x1="21cm" svg:y1="19.65cm" svg:x2="25.3cm" svg:y2="19.632cm" draw:start-shape="id10" draw:end-shape="id11" svg:d="m21000 19650h2150v-18h2150" svg:viewBox="0 0 4301 19">
          <text:p/>
        </draw:connector>
        <draw:rect draw:style-name="gr9" draw:text-style-name="P1" xml:id="id14" draw:id="id14" draw:layer="layout" svg:width="3.2cm" svg:height="1.6cm" svg:x="20.7cm" svg:y="15.1cm" draw:corner-radius="0.5cm">
          <draw:glue-point draw:id="4" svg:x="-5cm" svg:y="-2.5cm"/>
          <draw:glue-point draw:id="5" svg:x="-5cm" svg:y="2.5cm"/>
          <text:p text:style-name="P2"><text:span text:style-name="T1">АРУ/РРУ</text:span></text:p>
        </draw:rect>
        <draw:frame draw:style-name="gr10" draw:text-style-name="P3" draw:layer="layout" svg:width="3.7cm" svg:height="1.047cm" svg:x="21.1cm" svg:y="18.5cm">
          <draw:text-box>
            <text:p><text:span text:style-name="T1">Клавиша X нажата/</text:span></text:p>
            <text:p><text:span text:style-name="T2">«BUT_X_PRES» </text:span></text:p>
          </draw:text-box>
        </draw:frame>
        <draw:rect draw:style-name="gr2" draw:text-style-name="P1" xml:id="id12" draw:id="id12" draw:layer="layout" svg:width="3.2cm" svg:height="1.1cm" svg:x="2.3cm" svg:y="18.6cm" draw:corner-radius="0.5cm">
          <text:p text:style-name="P2"><text:span text:style-name="T1"><text:s/></text:span><text:span text:style-name="T1">меню</text:span></text:p>
        </draw:rect>
        <draw:connector draw:style-name="gr3" draw:text-style-name="P2" draw:layer="layout" svg:x1="5.5cm" svg:y1="19.15cm" svg:x2="7.2cm" svg:y2="19.15cm" draw:start-shape="id12" draw:start-glue-point="1" draw:end-shape="id13" svg:d="m5500 19150h1700" svg:viewBox="0 0 1701 1">
          <text:p/>
        </draw:connector>
        <draw:frame draw:style-name="gr10" draw:text-style-name="P3" draw:layer="layout" svg:width="4.3cm" svg:height="1.848cm" svg:x="27.1cm" svg:y="12.6cm">
          <draw:text-box>
            <text:p><text:span text:style-name="T1">Пункт мощность и клавиша </text:span><text:span text:style-name="T5">нажата</text:span><text:span text:style-name="T1">/</text:span></text:p>
            <text:p><text:span text:style-name="T2">«увеличить частоту отображения параметра»</text:span></text:p>
          </draw:text-box>
        </draw:frame>
        <draw:frame draw:style-name="gr10" draw:text-style-name="P3" draw:layer="layout" svg:width="4.3cm" svg:height="1.848cm" svg:x="27.1cm" svg:y="14.8cm">
          <draw:text-box>
            <text:p><text:span text:style-name="T1">Пункт мощность и клавиша </text:span><text:span text:style-name="T5">отпущена</text:span><text:span text:style-name="T1">/</text:span></text:p>
            <text:p><text:span text:style-name="T2">«уменьшить частоту отображения параметр»</text:span></text:p>
          </draw:text-box>
        </draw:frame>
        <draw:connector draw:style-name="gr3" draw:text-style-name="P2" draw:layer="layout" svg:x1="26.9cm" svg:y1="19.082cm" svg:x2="24cm" svg:y2="9.35cm" draw:start-shape="id11" draw:start-glue-point="0" draw:end-shape="id6" draw:end-glue-point="1" svg:d="m26900 19082v-9732h-2900" svg:viewBox="0 0 2901 9733">
          <text:p/>
        </draw:connector>
        <draw:connector draw:style-name="gr3" draw:text-style-name="P2" draw:layer="layout" svg:x1="14.2cm" svg:y1="15.501cm" svg:x2="20.7cm" svg:y2="15.5cm" draw:start-shape="id4" draw:start-glue-point="6" draw:end-shape="id14" draw:end-glue-point="4" svg:d="m14200 15501h3250v-1h3250" svg:viewBox="0 0 6501 2">
          <text:p/>
        </draw:connector>
        <draw:frame draw:style-name="gr6" draw:text-style-name="P3" draw:layer="layout" svg:width="6.3cm" svg:height="1.048cm" svg:x="14.2cm" svg:y="14.5cm">
          <draw:text-box>
            <text:p><text:span text:style-name="T1">Старт модуля увеличения мощности /</text:span></text:p>
            <text:p><text:span text:style-name="T2">«AGC_OFF» </text:span></text:p>
          </draw:text-box>
        </draw:frame>
        <draw:connector draw:style-name="gr3" draw:text-style-name="P2" draw:layer="layout" svg:x1="14.2cm" svg:y1="16.3cm" svg:x2="20.7cm" svg:y2="16.3cm" draw:start-shape="id4" draw:start-glue-point="7" draw:end-shape="id14" draw:end-glue-point="5" svg:d="m14200 16300h6500" svg:viewBox="0 0 6501 1">
          <text:p/>
        </draw:connector>
        <draw:frame draw:style-name="gr6" draw:text-style-name="P3" draw:layer="layout" svg:width="6.3cm" svg:height="1.048cm" svg:x="14.2cm" svg:y="15.4cm">
          <draw:text-box>
            <text:p><text:span text:style-name="T1">Увеличение мощности завершено/</text:span></text:p>
            <text:p><text:span text:style-name="T2">«AGC_ON» </text:span></text:p>
          </draw:text-box>
        </draw:frame>
        <draw:frame draw:style-name="gr11" draw:text-style-name="P1" draw:layer="layout" svg:width="2.86cm" svg:height="0.65cm" svg:x="20.9cm" svg:y="12.85cm">
          <draw:text-box>
            <text:p text:style-name="P2"><text:span text:style-name="T1">Модуль расчёта</text:span></text:p>
          </draw:text-box>
        </draw:frame>
        <draw:line draw:style-name="gr12" draw:text-style-name="P2" draw:layer="layout" svg:x1="20.5cm" svg:y1="13.5cm" svg:x2="24.1cm" svg:y2="13.5cm">
          <text:p/>
        </draw:line>
        <draw:rect draw:style-name="gr2" draw:text-style-name="P1" xml:id="id15" draw:id="id15" draw:layer="layout" svg:width="3.2cm" svg:height="1.1cm" svg:x="5cm" svg:y="11.6cm" draw:corner-radius="0.5cm">
          <text:p text:style-name="P2"><text:span text:style-name="T1">Модуль Eternet_Usart </text:span></text:p>
        </draw:rect>
        <draw:frame draw:style-name="gr4" draw:text-style-name="P3" draw:layer="layout" svg:width="4.8cm" svg:height="1.445cm" svg:x="15.9cm" svg:y="9.255cm">
          <draw:text-box>
            <text:p><text:span text:style-name="T1">Параметр Uбп измерен</text:span></text:p>
            <text:p><text:span text:style-name="T2"><text:s/></text:span><text:span text:style-name="T2">«U_SUPPLY_NORM» <text:s text:c="2"/>или</text:span></text:p>
            <text:p><text:span text:style-name="T2"><text:s/></text:span><text:span text:style-name="T2">«U_SUPPLY_ERROR» </text:span></text:p>
          </draw:text-box>
        </draw:frame>
        <draw:frame draw:style-name="gr13" draw:layer="layout" svg:width="3.9cm" svg:height="1.647cm" draw:transform="rotate (1.5707963267949) translate (13.8cm 14.3cm)">
          <draw:text-box>
            <text:p><text:span text:style-name="T3">Переход температуры <text:s/>из аварии в норму/</text:span><text:span text:style-name="T2"> «POWER_ON» </text:span></text:p>
          </draw:text-box>
        </draw:frame>
        <draw:connector draw:style-name="gr3" draw:text-style-name="P2" draw:layer="layout" svg:x1="17.8cm" svg:y1="19.65cm" svg:x2="13.399cm" svg:y2="16.6cm" draw:start-shape="id10" draw:start-glue-point="3" draw:end-shape="id4" draw:end-glue-point="9" svg:d="m17800 19650h-4401v-3050" svg:viewBox="0 0 4402 3051">
          <text:p/>
        </draw:connector>
        <draw:frame draw:style-name="gr10" draw:text-style-name="P3" draw:layer="layout" svg:width="4.6cm" svg:height="1.843cm" svg:x="13.3cm" svg:y="18.6cm">
          <draw:text-box>
            <text:p><text:span text:style-name="T1">Клавиша OK нажата</text:span></text:p>
            <text:p><text:span text:style-name="T1">(вход в меню увеличения мощности)/</text:span></text:p>
            <text:p><text:span text:style-name="T2">«POWER_UP_PAUSE» </text:span></text:p>
          </draw:text-box>
        </draw:frame>
        <draw:connector draw:style-name="gr3" draw:text-style-name="P2" draw:layer="layout" svg:x1="6.6cm" svg:y1="11.6cm" svg:x2="10.6cm" svg:y2="9.35cm" draw:start-shape="id15" draw:start-glue-point="0" draw:end-shape="id3" draw:end-glue-point="3" svg:d="m6600 11600v-2250h4000" svg:viewBox="0 0 4001 2251">
          <text:p/>
        </draw:connector>
        <draw:frame draw:style-name="gr14" draw:layer="layout" svg:width="4.6cm" svg:height="1.047cm" svg:x="5.3cm" svg:y="9.7cm">
          <draw:text-box>
            <text:p>WEB Выкл/</text:p>
            <text:p><text:span text:style-name="T2">«ETH_POWER_OFF/ON» </text:span></text:p>
          </draw:text-box>
        </draw:frame>
        <draw:connector draw:style-name="gr3" draw:text-style-name="P2" draw:layer="layout" svg:x1="6.6cm" svg:y1="11.6cm" svg:x2="6.6cm" svg:y2="9cm" draw:start-shape="id15" draw:start-glue-point="0" draw:end-shape="id7" draw:end-glue-point="2" svg:d="m6600 11600v-2600" svg:viewBox="0 0 1 2601">
          <text:p/>
        </draw:connector>
        <draw:connector draw:style-name="gr3" draw:text-style-name="P2" draw:layer="layout" svg:x1="5cm" svg:y1="12.15cm" svg:x2="3.2cm" svg:y2="4.8cm" draw:start-shape="id15" draw:start-glue-point="3" draw:end-shape="id1" svg:d="m5000 12150h-1800v-7350" svg:viewBox="0 0 1801 7351">
          <text:p/>
        </draw:connector>
        <draw:connector draw:style-name="gr3" draw:text-style-name="P2" draw:layer="layout" svg:x1="5cm" svg:y1="12.15cm" svg:x2="2.4cm" svg:y2="4.8cm" draw:start-shape="id15" draw:start-glue-point="3" draw:end-shape="id1" draw:end-glue-point="5" svg:d="m5000 12150h-2600v-7350" svg:viewBox="0 0 2601 7351">
          <text:p/>
        </draw:connector>
        <draw:frame draw:style-name="gr4" draw:text-style-name="P3" draw:layer="layout" svg:width="5.6cm" svg:height="0.65cm" draw:transform="rotate (1.5707963267949) translate (1.75cm 10.5cm)">
          <draw:text-box>
            <text:p><text:span text:style-name="T1">WEB вкл/</text:span><text:span text:style-name="T2">«ETH_POWER_ON» </text:span></text:p>
          </draw:text-box>
        </draw:frame>
        <draw:frame draw:style-name="gr15" draw:layer="layout" svg:width="6.2cm" svg:height="0.649cm" draw:transform="rotate (1.5707963267949) translate (2.6cm 11.7cm)">
          <draw:text-box>
            <text:p>WEB Выкл/<text:span text:style-name="T2">«ETH_POWER_OFF» </text:span></text:p>
          </draw:text-box>
        </draw:frame>
        <draw:frame draw:style-name="gr16" draw:text-style-name="P3" draw:layer="layout" svg:width="5.1cm" svg:height="1.047cm" draw:transform="rotate (1.5707963267949) translate (3.351cm 10.3cm)">
          <draw:text-box>
            <text:p><text:span text:style-name="T1">Авария/</text:span><text:span text:style-name="T2">«RESTART_GETER» </text:span></text:p>
            <text:p><text:span text:style-name="T2">ШИМ=0</text:span></text:p>
          </draw:text-box>
        </draw:frame>
        <draw:connector draw:style-name="gr3" draw:text-style-name="P2" draw:layer="layout" svg:x1="6.6cm" svg:y1="12.7cm" svg:x2="22.3cm" svg:y2="16.7cm" draw:start-shape="id15" draw:start-glue-point="2" draw:end-shape="id14" draw:end-glue-point="2" svg:d="m6600 12700v4501h15700v-501" svg:viewBox="0 0 15701 4502">
          <text:p/>
        </draw:connector>
        <draw:frame draw:style-name="gr14" draw:layer="layout" svg:width="4cm" svg:height="1.445cm" draw:transform="rotate (1.5707963267949) translate (5.2cm 16.4cm)">
          <draw:text-box>
            <text:p>WEB повышение мощности /</text:p>
            <text:p><text:span text:style-name="T2">«ETH_POWER_UP_X» </text:span></text:p>
          </draw:text-box>
        </draw:frame>
        <draw:frame draw:style-name="gr14" draw:layer="layout" svg:width="4.2cm" svg:height="1.445cm" draw:transform="rotate (1.5707963267949) translate (6.6cm 16.4cm)">
          <draw:text-box>
            <text:p>WEB Понижение мощности /</text:p>
            <text:p><text:span text:style-name="T2">«ETH_POWER_DW_X» </text:span></text:p>
          </draw:text-box>
        </draw:frame>
        <draw:connector draw:style-name="gr3" draw:text-style-name="P2" draw:layer="controls" draw:line-skew="-0.3cm" svg:x1="8.2cm" svg:y1="12.15cm" svg:x2="10.6cm" svg:y2="16.199cm" draw:start-shape="id15" draw:start-glue-point="1" draw:end-shape="id4" draw:end-glue-point="5" svg:d="m8200 12150h900v4049h1500" svg:viewBox="0 0 2401 4050">
          <text:p/>
        </draw:connector>
      </draw:page>
      <draw:page draw:name="page2" draw:style-name="dp1" draw:master-page-name="Блок_25_20схемы">
        <draw:rect draw:style-name="gr17" draw:text-style-name="P2" draw:layer="layout" svg:width="27.7cm" svg:height="19cm" svg:x="1cm" svg:y="1cm" draw:corner-radius="0.5cm">
          <text:p/>
        </draw:rect>
        <draw:rect draw:style-name="gr1" draw:text-style-name="P2" draw:layer="layout" svg:width="24.8cm" svg:height="5.2cm" svg:x="1.5cm" svg:y="2.5cm" draw:corner-radius="0.5cm">
          <text:p/>
        </draw:rect>
        <draw:rect draw:style-name="gr18" draw:text-style-name="P2" xml:id="id27" draw:id="id27" draw:layer="layout" svg:width="15.5cm" svg:height="3.8cm" svg:x="4.3cm" svg:y="3.6cm" draw:corner-radius="0.5cm">
          <text:p/>
        </draw:rect>
        <draw:rect draw:style-name="gr1" draw:text-style-name="P2" xml:id="id28" draw:id="id28" draw:layer="layout" svg:width="26.2cm" svg:height="9.1cm" svg:x="1.7cm" svg:y="9.5cm" draw:corner-radius="0.5cm">
          <text:p/>
        </draw:rect>
        <draw:frame draw:style-name="gr19" draw:text-style-name="P6" draw:layer="layout" svg:width="27.3cm" svg:height="0.852cm" svg:x="1.6cm" svg:y="1.2cm">
          <draw:text-box>
            <text:p text:style-name="P2"><text:span text:style-name="T6">Модуль включения усилителя</text:span></text:p>
          </draw:text-box>
        </draw:frame>
        <draw:line draw:style-name="gr20" draw:text-style-name="P2" draw:layer="layout" svg:x1="1cm" svg:y1="2cm" svg:x2="28.7cm" svg:y2="2cm">
          <text:p/>
        </draw:line>
        <draw:rect draw:style-name="gr21" draw:text-style-name="P1" xml:id="id16" draw:id="id16" draw:layer="layout" svg:width="3.8cm" svg:height="1.1cm" svg:x="12.9cm" svg:y="6cm" draw:corner-radius="0.5cm">
          <text:p text:style-name="P2"><text:span text:style-name="T3">Опрос сообщения</text:span></text:p>
          <text:p text:style-name="P2"><text:span text:style-name="T2">POWER_ON_OFF</text:span></text:p>
        </draw:rect>
        <draw:rect draw:style-name="gr21" draw:text-style-name="P1" xml:id="id32" draw:id="id32" draw:layer="layout" svg:width="4cm" svg:height="1.1cm" svg:x="12.8cm" svg:y="3.7cm" draw:corner-radius="0.5cm">
          <draw:glue-point draw:id="4" svg:x="2.75cm" svg:y="5cm"/>
          <text:p text:style-name="P2"><text:span text:style-name="T1">Ожидание сообщения </text:span></text:p>
          <text:p><text:span text:style-name="T2"><text:s/></text:span><text:span text:style-name="T2">«POWER_OFF_BLOK» </text:span></text:p>
        </draw:rect>
        <draw:rect draw:style-name="gr21" draw:text-style-name="P1" xml:id="id19" draw:id="id19" draw:layer="layout" svg:width="3.4cm" svg:height="1.1cm" svg:x="24.3cm" svg:y="13.3cm" draw:corner-radius="0.5cm">
          <text:p text:style-name="P2"><text:span text:style-name="T1">OFF</text:span></text:p>
        </draw:rect>
        <draw:connector draw:style-name="gr22" draw:text-style-name="P2" draw:layer="layout" svg:x1="12.9cm" svg:y1="6.55cm" svg:x2="12.1cm" svg:y2="10.8cm" draw:start-shape="id16" draw:start-glue-point="3" draw:end-shape="id17" draw:end-glue-point="0" svg:d="m12900 6550h-800v4250" svg:viewBox="0 0 801 4251">
          <text:p/>
        </draw:connector>
        <draw:frame draw:style-name="gr8" draw:text-style-name="P3" draw:layer="layout" svg:width="5.5cm" svg:height="1.047cm" svg:x="6.8cm" svg:y="6.253cm">
          <draw:text-box>
            <text:p><text:span text:style-name="T1">POWER==ON/</text:span></text:p>
            <text:p><text:span text:style-name="T2">Отправить «POWER_UP=STOP» </text:span></text:p>
          </draw:text-box>
        </draw:frame>
        <draw:rect draw:style-name="gr9" draw:text-style-name="P1" xml:id="id29" draw:id="id29" draw:layer="layout" svg:width="3.4cm" svg:height="1.1cm" svg:x="21.9cm" svg:y="5cm" draw:corner-radius="0.5cm">
          <text:p text:style-name="P2"><text:span text:style-name="T1">BLOK</text:span></text:p>
        </draw:rect>
        <draw:frame draw:style-name="gr8" draw:text-style-name="P3" draw:layer="layout" svg:width="7.1cm" svg:height="0.649cm" svg:x="17.3cm" svg:y="3.7cm">
          <draw:text-box>
            <text:p><text:span text:style-name="T1">Пришло/</text:span><text:span text:style-name="T2">Отправить «POWER_UP=STOP» </text:span></text:p>
          </draw:text-box>
        </draw:frame>
        <draw:custom-shape draw:style-name="gr23" draw:text-style-name="P2" xml:id="id18" draw:id="id18" draw:layer="layout" svg:width="1cm" svg:height="0.9cm" svg:x="22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layout" svg:x1="23.2cm" svg:y1="13.85cm" svg:x2="24.3cm" svg:y2="13.85cm" draw:start-shape="id18" draw:start-glue-point="10" draw:end-shape="id19" draw:end-glue-point="3" svg:d="m23200 13850h1100" svg:viewBox="0 0 1101 1">
          <text:p/>
        </draw:connector>
        <draw:rect draw:style-name="gr24" draw:text-style-name="P2" xml:id="id17" draw:id="id17" draw:layer="layout" svg:width="19.2cm" svg:height="6.1cm" svg:x="2.5cm" svg:y="10.8cm" draw:corner-radius="0.5cm">
          <text:p/>
        </draw:rect>
        <draw:rect draw:style-name="gr1" draw:text-style-name="P2" xml:id="id24" draw:id="id24" draw:layer="layout" svg:width="10.8cm" svg:height="2.6cm" svg:x="6.1cm" svg:y="14.1cm" draw:corner-radius="0.5cm">
          <text:p/>
        </draw:rect>
        <draw:custom-shape draw:style-name="gr23" draw:text-style-name="P2" xml:id="id20" draw:id="id20" draw:layer="layout" svg:width="0.8cm" svg:height="0.8cm" svg:x="7.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2.462cm" svg:height="1.048cm" svg:x="8.9cm" svg:y="11.9cm">
          <draw:text-box>
            <text:p text:style-name="P2"><text:span text:style-name="T1">Сообщение </text:span></text:p>
            <text:p text:style-name="P2"><text:span text:style-name="T2"><text:s/></text:span><text:span text:style-name="T2">«T_NORM» </text:span></text:p>
          </draw:text-box>
        </draw:frame>
        <draw:frame draw:style-name="gr11" draw:text-style-name="P3" draw:layer="layout" svg:width="2.576cm" svg:height="0.65cm" svg:x="5cm" svg:y="12.3cm">
          <draw:text-box>
            <text:p><text:span text:style-name="T2"><text:s/></text:span><text:span text:style-name="T2">«T_ERROR» </text:span></text:p>
          </draw:text-box>
        </draw:frame>
        <draw:connector draw:style-name="gr22" draw:text-style-name="P2" draw:layer="layout" svg:x1="7.5cm" svg:y1="13cm" svg:x2="4.1cm" svg:y2="13cm" draw:start-shape="id20" draw:start-glue-point="6" draw:end-shape="id21" draw:end-glue-point="10" svg:d="m7500 13000h-3400" svg:viewBox="0 0 3401 1">
          <text:p/>
        </draw:connector>
        <draw:connector draw:style-name="gr22" draw:text-style-name="P2" draw:layer="layout" svg:x1="8.3cm" svg:y1="13cm" svg:x2="19.3cm" svg:y2="15cm" draw:start-shape="id20" draw:start-glue-point="10" draw:end-shape="id22" draw:end-glue-point="0" svg:d="m8300 13000h11000v2000" svg:viewBox="0 0 11001 2001">
          <text:p/>
        </draw:connector>
        <draw:rect draw:style-name="gr21" draw:text-style-name="P1" xml:id="id25" draw:id="id25" draw:layer="layout" svg:width="3.2cm" svg:height="1.1cm" svg:x="8.3cm" svg:y="15cm" draw:corner-radius="0.5cm">
          <text:p text:style-name="P2"><text:span text:style-name="T1">Вкл усилитель</text:span></text:p>
        </draw:rect>
        <draw:custom-shape draw:style-name="gr26" draw:text-style-name="P2" xml:id="id21" draw:id="id21" draw:layer="layout" svg:width="1cm" svg:height="1cm" svg:x="3.1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556cm" svg:height="0.556cm" svg:x="3.322cm" svg:y="12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" draw:layer="layout" svg:width="3.862cm" svg:height="1.2cm" svg:x="8.238cm" svg:y="13.1cm">
          <draw:text-box>
            <text:p text:style-name="P2"><text:span text:style-name="T1">Сообщение</text:span></text:p>
            <text:p><text:span text:style-name="T2">«U_SUPPLY_NORM» <text:s/></text:span></text:p>
          </draw:text-box>
        </draw:frame>
        <draw:frame draw:style-name="gr25" draw:text-style-name="P1" draw:layer="layout" svg:width="4cm" svg:height="1.048cm" svg:x="15.5cm" svg:y="13cm">
          <draw:text-box>
            <text:p text:style-name="P2"><text:span text:style-name="T1">Сообщение </text:span></text:p>
            <text:p text:style-name="P2"><text:span text:style-name="T2"><text:s/></text:span><text:span text:style-name="T2">«U_SUPPLY_ERROR» </text:span></text:p>
          </draw:text-box>
        </draw:frame>
        <draw:connector draw:style-name="gr22" draw:text-style-name="P2" draw:layer="layout" svg:x1="17.8cm" svg:y1="15.55cm" svg:x2="16.2cm" svg:y2="15.55cm" draw:start-shape="id22" draw:start-glue-point="3" draw:end-shape="id23" draw:end-glue-point="1" svg:d="m17800 15550h-1600" svg:viewBox="0 0 1601 1">
          <text:p/>
        </draw:connector>
        <draw:rect draw:style-name="gr21" draw:text-style-name="P1" xml:id="id23" draw:id="id23" draw:layer="layout" svg:width="3.2cm" svg:height="1.1cm" svg:x="13cm" svg:y="15cm" draw:corner-radius="0.5cm">
          <text:p text:style-name="P2"><text:span text:style-name="T1">Ожидание <text:s/>10S</text:span></text:p>
        </draw:rect>
        <draw:connector draw:style-name="gr22" draw:text-style-name="P2" draw:layer="layout" svg:x1="8.3cm" svg:y1="13cm" svg:x2="11.5cm" svg:y2="14.1cm" draw:start-shape="id20" draw:start-glue-point="10" draw:end-shape="id24" draw:end-glue-point="0" svg:d="m8300 13000h3200v1100" svg:viewBox="0 0 3201 1101">
          <text:p/>
        </draw:connector>
        <draw:connector draw:style-name="gr22" draw:text-style-name="P2" draw:layer="layout" svg:x1="8.3cm" svg:y1="13cm" svg:x2="11.5cm" svg:y2="14.1cm" draw:start-shape="id20" draw:start-glue-point="10" draw:end-shape="id24" svg:d="m8300 13000h3200v1100" svg:viewBox="0 0 3201 1101">
          <text:p/>
        </draw:connector>
        <draw:connector draw:style-name="gr22" draw:text-style-name="P2" draw:layer="layout" svg:x1="6.1cm" svg:y1="15.4cm" svg:x2="3.6cm" svg:y2="13.5cm" draw:start-shape="id24" draw:start-glue-point="3" draw:end-shape="id21" draw:end-glue-point="8" svg:d="m6100 15400h-2500v-1900" svg:viewBox="0 0 2501 1901">
          <text:p/>
        </draw:connector>
        <draw:connector draw:style-name="gr22" draw:text-style-name="P2" draw:layer="layout" svg:x1="13cm" svg:y1="15.55cm" svg:x2="11.5cm" svg:y2="15.55cm" draw:start-shape="id23" draw:start-glue-point="3" draw:end-shape="id25" draw:end-glue-point="1" svg:d="m13000 15550h-1500" svg:viewBox="0 0 1501 1">
          <text:p/>
        </draw:connector>
        <draw:frame draw:style-name="gr19" draw:text-style-name="P3" draw:layer="layout" svg:width="1.6cm" svg:height="0.65cm" svg:x="11.5cm" svg:y="14.85cm">
          <draw:text-box>
            <text:p><text:span text:style-name="T1">T&gt;10s</text:span></text:p>
          </draw:text-box>
        </draw:frame>
        <draw:rect draw:style-name="gr9" draw:text-style-name="P1" xml:id="id22" draw:id="id22" draw:layer="layout" svg:width="3cm" svg:height="1.1cm" svg:x="17.8cm" svg:y="15cm">
          <text:p text:style-name="P2"><text:span text:style-name="T1">Запуск таймера</text:span></text:p>
        </draw:rect>
        <draw:frame draw:style-name="gr10" draw:text-style-name="P1" draw:layer="layout" svg:width="18.6cm" svg:height="0.75cm" svg:x="3cm" svg:y="11cm">
          <draw:text-box>
            <text:p text:style-name="P2"><text:span text:style-name="T1">Опрос сообщений и вкл усилителя</text:span></text:p>
          </draw:text-box>
        </draw:frame>
        <draw:line draw:style-name="gr12" draw:text-style-name="P2" draw:layer="layout" svg:x1="2.5cm" svg:y1="11.7cm" svg:x2="21.7cm" svg:y2="11.7cm">
          <text:p/>
        </draw:line>
        <draw:connector draw:style-name="gr22" draw:text-style-name="P2" draw:layer="layout" svg:x1="9.9cm" svg:y1="16.1cm" svg:x2="26cm" svg:y2="14.4cm" draw:start-shape="id25" draw:start-glue-point="2" draw:end-shape="id19" draw:end-glue-point="2" svg:d="m9900 16100v501h16100v-2201" svg:viewBox="0 0 16101 2202">
          <text:p/>
        </draw:connector>
        <draw:custom-shape draw:style-name="gr23" draw:text-style-name="P2" xml:id="id26" draw:id="id26" draw:layer="layout" svg:width="0.8cm" svg:height="0.8cm" svg:x="13.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layout" svg:x1="13.3cm" svg:y1="2.9cm" svg:x2="12.05cm" svg:y2="3.6cm" draw:start-shape="id26" draw:start-glue-point="6" draw:end-shape="id27" draw:end-glue-point="0" svg:d="m13300 2900h-1250v700" svg:viewBox="0 0 1251 701">
          <text:p/>
        </draw:connector>
        <draw:frame draw:style-name="gr11" draw:text-style-name="P3" draw:layer="layout" svg:width="5.51cm" svg:height="0.65cm" svg:x="13.89cm" svg:y="17cm">
          <draw:text-box>
            <text:p><text:span text:style-name="T3">Отправить</text:span><text:span text:style-name="T2"> POWER_UP=START» </text:span></text:p>
          </draw:text-box>
        </draw:frame>
        <draw:connector draw:style-name="gr22" draw:text-style-name="P2" draw:layer="layout" svg:x1="14.8cm" svg:y1="7.1cm" svg:x2="14.8cm" svg:y2="9.5cm" draw:start-shape="id16" draw:start-glue-point="2" draw:end-shape="id28" svg:d="m14800 7100v2400" svg:viewBox="0 0 1 2401">
          <text:p/>
        </draw:connector>
        <draw:custom-shape draw:style-name="gr23" draw:text-style-name="P2" xml:id="id31" draw:id="id31" draw:layer="layout" svg:width="0.7cm" svg:height="0.7cm" svg:x="6.5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1cm" svg:y1="8.3cm" svg:x2="28.7cm" svg:y2="8.4cm">
          <text:p/>
        </draw:line>
        <draw:custom-shape draw:style-name="gr26" draw:text-style-name="P2" xml:id="id30" draw:id="id30" draw:layer="layout" svg:width="1cm" svg:height="1cm" svg:x="27.3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556cm" svg:height="0.556cm" svg:x="27.522cm" svg:y="7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layout" svg:x1="25.3cm" svg:y1="5.55cm" svg:x2="27.8cm" svg:y2="7cm" draw:start-shape="id29" draw:start-glue-point="1" draw:end-shape="id30" draw:end-glue-point="4" svg:d="m25300 5550h2500v1450" svg:viewBox="0 0 2501 1451">
          <text:p/>
        </draw:connector>
        <draw:connector draw:style-name="gr22" draw:text-style-name="P2" draw:layer="layout" svg:x1="7.2cm" svg:y1="15.55cm" svg:x2="8.3cm" svg:y2="15.55cm" draw:start-shape="id31" draw:start-glue-point="10" draw:end-shape="id25" draw:end-glue-point="3" svg:d="m7200 15550h1100" svg:viewBox="0 0 1101 1">
          <text:p/>
        </draw:connector>
        <draw:connector draw:style-name="gr3" draw:text-style-name="P2" draw:layer="layout" svg:x1="16.7cm" svg:y1="6.55cm" svg:x2="26cm" svg:y2="13.3cm" draw:start-shape="id16" draw:start-glue-point="1" draw:end-shape="id19" draw:end-glue-point="0" svg:d="m16700 6550h9300v6750" svg:viewBox="0 0 9301 6751">
          <text:p/>
        </draw:connector>
        <draw:frame draw:style-name="gr8" draw:text-style-name="P3" draw:layer="layout" svg:width="5.9cm" svg:height="1.047cm" svg:x="17cm" svg:y="5.4cm">
          <draw:text-box>
            <text:p><text:span text:style-name="T1">POWER==OFF/Выкл усилителя</text:span></text:p>
            <text:p><text:span text:style-name="T4">Отправить «POWER_UP=STOP» </text:span></text:p>
          </draw:text-box>
        </draw:frame>
        <draw:frame draw:style-name="gr10" draw:text-style-name="P3" draw:layer="layout" svg:width="6.2cm" svg:height="0.75cm" svg:x="14.7cm" svg:y="7.65cm">
          <draw:text-box>
            <text:p><text:span text:style-name="T1">POWER==default/</text:span></text:p>
          </draw:text-box>
        </draw:frame>
        <draw:connector draw:style-name="gr3" draw:text-style-name="P2" draw:layer="layout" svg:x1="14.8cm" svg:y1="4.8cm" svg:x2="14.8cm" svg:y2="6cm" draw:start-shape="id32" draw:start-glue-point="2" draw:end-shape="id16" draw:end-glue-point="0" svg:d="m14800 4800v1200" svg:viewBox="0 0 1 1201">
          <text:p/>
        </draw:connector>
        <draw:connector draw:style-name="gr3" draw:text-style-name="P2" draw:layer="layout" svg:x1="16.8cm" svg:y1="4.25cm" svg:x2="23.6cm" svg:y2="5cm" draw:start-shape="id32" draw:start-glue-point="1" draw:end-shape="id29" draw:end-glue-point="0" svg:d="m16800 4250h6800v750" svg:viewBox="0 0 6801 751">
          <text:p/>
        </draw:connector>
        <draw:frame draw:style-name="gr29" draw:text-style-name="P7" draw:layer="layout" svg:width="2.4cm" svg:height="2.759cm" svg:x="23.2cm" svg:y="15.9cm">
          <draw:text-box>
            <text:p text:style-name="P7"><text:span text:style-name="T7">0.1 сек</text:span></text:p>
          </draw:text-box>
        </draw:frame>
        <draw:connector draw:style-name="gr3" draw:text-style-name="P2" draw:layer="layout" draw:type="lines" svg:x1="16.8cm" svg:y1="4.25cm" svg:x2="24.3cm" svg:y2="13.85cm" draw:start-shape="id32" draw:end-shape="id19" svg:d="m16800 4250h501l6498 9600h501" svg:viewBox="0 0 7501 9601">
          <text:p/>
        </draw:connector>
      </draw:page>
      <draw:page draw:name="page3" draw:style-name="dp1" draw:master-page-name="Блок_25_20схемы">
        <draw:rect draw:style-name="gr1" draw:text-style-name="P2" xml:id="id50" draw:id="id50" draw:layer="layout" svg:width="13.5cm" svg:height="5.2cm" svg:x="-0.2cm" svg:y="2.5cm" draw:corner-radius="0.5cm">
          <text:p/>
        </draw:rect>
        <draw:rect draw:style-name="gr1" draw:text-style-name="P2" draw:layer="layout" svg:width="5.8cm" svg:height="8.9cm" svg:x="4.9cm" svg:y="7.9cm" draw:corner-radius="0.5cm">
          <text:p/>
        </draw:rect>
        <draw:rect draw:style-name="gr24" draw:text-style-name="P1" draw:layer="layout" svg:width="5.1cm" svg:height="6cm" svg:x="5.4cm" svg:y="10.1cm" draw:corner-radius="0.5cm">
          <text:p/>
        </draw:rect>
        <draw:rect draw:style-name="gr1" draw:text-style-name="P1" draw:layer="layout" svg:width="12.7cm" svg:height="8.7cm" svg:x="11cm" svg:y="8cm" draw:corner-radius="0.5cm">
          <text:p/>
        </draw:rect>
        <draw:rect draw:style-name="gr30" draw:text-style-name="P2" xml:id="id33" draw:id="id33" draw:layer="layout" svg:width="4.6cm" svg:height="1.7cm" svg:x="15cm" svg:y="9.1cm">
          <draw:glue-point draw:id="4" svg:x="-5cm" svg:y="-3.235cm"/>
          <text:p text:style-name="P2"/>
          <text:p><text:span text:style-name="T3">Отправить сообщение</text:span></text:p>
          <text:p><text:span text:style-name="T2"><text:s/></text:span><text:span text:style-name="T2">«AGC_OFF» </text:span></text:p>
          <text:p text:style-name="P2">Расчёт парогов и тд шага</text:p>
          <text:p text:style-name="P2"/>
        </draw:rect>
        <draw:frame draw:style-name="gr8" draw:layer="layout" svg:width="1.3cm" svg:height="0.649cm" svg:x="13cm" svg:y="10.451cm">
          <draw:text-box>
            <text:p>АРУ</text:p>
          </draw:text-box>
        </draw:frame>
        <draw:frame draw:style-name="gr8" draw:layer="layout" svg:width="1.3cm" svg:height="0.649cm" svg:x="19.5cm" svg:y="10.551cm">
          <draw:text-box>
            <text:p>РРУ</text:p>
          </draw:text-box>
        </draw:frame>
        <draw:connector draw:style-name="gr3" draw:text-style-name="P2" draw:layer="layout" svg:x1="19.6cm" svg:y1="9.95cm" svg:x2="20.85cm" svg:y2="11.2cm" draw:start-shape="id33" draw:start-glue-point="1" draw:end-shape="id34" draw:end-glue-point="0" svg:d="m19600 9950h1250v1250" svg:viewBox="0 0 1251 1251">
          <text:p/>
        </draw:connector>
        <draw:rect draw:style-name="gr2" draw:text-style-name="P1" xml:id="id36" draw:id="id36" draw:layer="layout" svg:width="3.8cm" svg:height="1.2cm" svg:x="24.1cm" svg:y="15.8cm" draw:corner-radius="0.5cm">
          <draw:glue-point draw:id="4" svg:x="-2.894cm" svg:y="-5cm"/>
          <draw:glue-point draw:id="5" svg:x="2.894cm" svg:y="-5cm"/>
          <text:p text:style-name="P2"><text:span text:style-name="T1">OFF</text:span></text:p>
        </draw:rect>
        <draw:connector draw:style-name="gr3" draw:text-style-name="P2" draw:layer="layout" svg:x1="20.75cm" svg:y1="15.2cm" svg:x2="24.1cm" svg:y2="16.4cm" draw:start-shape="id35" draw:start-glue-point="6" draw:end-shape="id36" draw:end-glue-point="3" svg:d="m20750 15200v1200h3350" svg:viewBox="0 0 3351 1201">
          <text:p/>
        </draw:connector>
        <draw:rect draw:style-name="gr24" draw:text-style-name="P1" xml:id="id38" draw:id="id38" draw:layer="layout" svg:width="5.1cm" svg:height="4.2cm" svg:x="11.8cm" svg:y="11.2cm" draw:corner-radius="0.5cm">
          <text:p/>
        </draw:rect>
        <draw:custom-shape draw:style-name="gr31" draw:text-style-name="P1" xml:id="id37" draw:id="id37" draw:layer="layout" svg:width="3.299cm" svg:height="1.9cm" svg:x="12.6cm" svg:y="13.3cm">
          <text:p text:style-name="P2"><text:span text:style-name="T1">ШИМ&gt;порога</text:span></text:p>
          <text:p text:style-name="P2"><text:span text:style-name="T1">АРУ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0" draw:text-style-name="P2" xml:id="id40" draw:id="id40" draw:layer="layout" svg:width="3.5cm" svg:height="0.9cm" svg:x="12.5cm" svg:y="11.7cm">
          <text:p text:style-name="P2"><text:span text:style-name="T1">Повышение мощности</text:span></text:p>
          <text:p text:style-name="P2"><text:span text:style-name="T1">ШИМ+=100;</text:span></text:p>
        </draw:rect>
        <draw:frame draw:style-name="gr8" draw:layer="layout" svg:width="1.1cm" svg:height="0.649cm" svg:x="11.9cm" svg:y="13.551cm">
          <draw:text-box>
            <text:p>Нет</text:p>
          </draw:text-box>
        </draw:frame>
        <draw:connector draw:style-name="gr3" draw:text-style-name="P2" draw:layer="layout" svg:x1="12.6cm" svg:y1="14.25cm" svg:x2="11.8cm" svg:y2="13.3cm" draw:start-shape="id37" draw:start-glue-point="5" draw:end-shape="id38" svg:d="m12600 14250h-1301v-950h501" svg:viewBox="0 0 1302 951">
          <text:p/>
        </draw:connector>
        <draw:connector draw:style-name="gr3" draw:text-style-name="P2" draw:layer="layout" svg:x1="14.25cm" svg:y1="15.2cm" svg:x2="24.1cm" svg:y2="16.4cm" draw:start-shape="id37" draw:start-glue-point="6" draw:end-shape="id36" draw:end-glue-point="3" svg:d="m14250 15200v1200h9850" svg:viewBox="0 0 9851 1201">
          <text:p/>
        </draw:connector>
        <draw:frame draw:style-name="gr8" draw:layer="layout" svg:width="0.901cm" svg:height="0.649cm" svg:x="14.499cm" svg:y="14.751cm">
          <draw:text-box>
            <text:p>Да</text:p>
          </draw:text-box>
        </draw:frame>
        <draw:frame draw:style-name="gr32" draw:layer="layout" svg:width="3.9cm" svg:height="1.047cm" svg:x="14.3cm" svg:y="15.453cm">
          <draw:text-box>
            <text:p>Отправить сообщение</text:p>
            <text:p><text:span text:style-name="T2">«AGC_ON» </text:span></text:p>
          </draw:text-box>
        </draw:frame>
        <draw:frame draw:style-name="gr8" draw:layer="layout" svg:width="4cm" svg:height="1.047cm" draw:transform="rotate (1.5707963267949) translate (25.653cm 12.9cm)">
          <draw:text-box>
            <text:p>Сообщение принято/ ШИМ=0</text:p>
          </draw:text-box>
        </draw:frame>
        <draw:frame draw:style-name="gr33" draw:layer="layout" svg:width="4.9cm" svg:height="1.05cm" draw:transform="rotate (1.5707963267949) translate (23.5cm 6.8cm)">
          <draw:text-box>
            <text:p>Сообщение принято/</text:p>
            <text:p>Старт таймера</text:p>
          </draw:text-box>
        </draw:frame>
        <draw:connector draw:style-name="gr3" draw:text-style-name="P2" draw:layer="layout" svg:x1="19.3cm" svg:y1="1.9cm" svg:x2="27.099cm" svg:y2="15.8cm" draw:start-shape="id39" draw:start-glue-point="1" draw:end-shape="id36" draw:end-glue-point="5" svg:d="m19300 1900h7799v13900" svg:viewBox="0 0 7800 13901">
          <text:p/>
        </draw:connector>
        <draw:connector draw:style-name="gr3" draw:text-style-name="P2" draw:layer="layout" svg:x1="15cm" svg:y1="9.95cm" svg:x2="14.35cm" svg:y2="11.2cm" draw:start-shape="id33" draw:start-glue-point="3" draw:end-shape="id38" draw:end-glue-point="0" svg:d="m15000 9950h-650v1250" svg:viewBox="0 0 651 1251">
          <text:p/>
        </draw:connector>
        <draw:frame draw:style-name="gr4" draw:layer="layout" svg:width="3.635cm" svg:height="0.65cm" svg:x="17.365cm" svg:y="7.2cm">
          <draw:text-box>
            <text:p>Сообщение принято</text:p>
          </draw:text-box>
        </draw:frame>
        <draw:connector draw:style-name="gr3" draw:text-style-name="P2" draw:layer="layout" svg:x1="14.25cm" svg:y1="12.6cm" svg:x2="14.25cm" svg:y2="13.3cm" draw:start-shape="id40" draw:start-glue-point="2" draw:end-shape="id37" draw:end-glue-point="4" svg:d="m14250 12600v700" svg:viewBox="0 0 1 701">
          <text:p/>
        </draw:connector>
        <draw:rect draw:style-name="gr24" draw:text-style-name="P1" xml:id="id34" draw:id="id34" draw:layer="layout" svg:width="5.1cm" svg:height="4.2cm" svg:x="18.3cm" svg:y="11.2cm" draw:corner-radius="0.5cm">
          <text:p/>
        </draw:rect>
        <draw:custom-shape draw:style-name="gr31" draw:text-style-name="P1" xml:id="id35" draw:id="id35" draw:layer="layout" svg:width="3.299cm" svg:height="1.9cm" svg:x="19.1cm" svg:y="13.3cm">
          <text:p text:style-name="P2"><text:span text:style-name="T1">ШИМ&gt;порога</text:span></text:p>
          <text:p text:style-name="P2"><text:span text:style-name="T1">РРУ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0" draw:text-style-name="P2" xml:id="id41" draw:id="id41" draw:layer="layout" svg:width="3.5cm" svg:height="0.9cm" svg:x="19cm" svg:y="11.7cm">
          <text:p text:style-name="P2"><text:span text:style-name="T1">Повышение мощности</text:span></text:p>
          <text:p text:style-name="P2"><text:span text:style-name="T1">ШИМ+=100;</text:span></text:p>
        </draw:rect>
        <draw:frame draw:style-name="gr8" draw:layer="layout" svg:width="1.1cm" svg:height="0.649cm" svg:x="18.4cm" svg:y="13.551cm">
          <draw:text-box>
            <text:p>Нет</text:p>
          </draw:text-box>
        </draw:frame>
        <draw:connector draw:style-name="gr3" draw:text-style-name="P2" draw:layer="layout" svg:x1="19.1cm" svg:y1="14.25cm" svg:x2="18.3cm" svg:y2="13.3cm" draw:start-shape="id35" draw:start-glue-point="5" draw:end-shape="id34" svg:d="m19100 14250h-1301v-950h501" svg:viewBox="0 0 1302 951">
          <text:p/>
        </draw:connector>
        <draw:frame draw:style-name="gr8" draw:layer="layout" svg:width="0.901cm" svg:height="0.649cm" svg:x="20.999cm" svg:y="14.751cm">
          <draw:text-box>
            <text:p>Да</text:p>
          </draw:text-box>
        </draw:frame>
        <draw:connector draw:style-name="gr3" draw:text-style-name="P2" draw:layer="layout" svg:x1="20.75cm" svg:y1="12.6cm" svg:x2="20.75cm" svg:y2="13.3cm" draw:start-shape="id41" draw:start-glue-point="2" draw:end-shape="id35" draw:end-glue-point="4" svg:d="m20750 12600v700" svg:viewBox="0 0 1 701">
          <text:p/>
        </draw:connector>
        <draw:line draw:style-name="gr20" draw:text-style-name="P2" draw:layer="layout" svg:x1="11cm" svg:y1="8.7cm" svg:x2="23.7cm" svg:y2="8.7cm">
          <text:p/>
        </draw:line>
        <draw:frame draw:style-name="gr34" draw:text-style-name="P2" xml:id="id53" draw:id="id53" draw:layer="layout" svg:width="12.1cm" svg:height="0.85cm" svg:x="11.3cm" svg:y="7.9cm">
          <draw:text-box>
            <text:p text:style-name="P2">Рабочий режим</text:p>
          </draw:text-box>
        </draw:frame>
        <draw:custom-shape draw:style-name="gr23" draw:text-style-name="P2" xml:id="id42" draw:id="id42" draw:layer="layout" svg:width="0.8cm" svg:height="0.8cm" svg:x="12.9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3.7cm" svg:y1="9.4cm" svg:x2="15cm" svg:y2="9.401cm" draw:start-shape="id42" draw:start-glue-point="10" draw:end-shape="id33" draw:end-glue-point="4" svg:d="m13700 9400h651v1h649" svg:viewBox="0 0 1301 2">
          <text:p/>
        </draw:connector>
        <draw:frame draw:style-name="gr35" draw:text-style-name="P8" draw:layer="layout" svg:width="31.7cm" svg:height="0.971cm" svg:x="-0.2cm" svg:y="-7.6cm">
          <draw:text-box>
            <text:p text:style-name="P2"><text:span text:style-name="T8">Модуль плавного увеличения мощности</text:span></text:p>
          </draw:text-box>
        </draw:frame>
        <draw:line draw:style-name="gr36" draw:text-style-name="P2" draw:layer="layout" svg:x1="-0.4cm" svg:y1="7.3cm" svg:x2="31.4cm" svg:y2="7.3cm">
          <text:p/>
        </draw:line>
        <draw:rect draw:style-name="gr2" draw:text-style-name="P9" xml:id="id43" draw:id="id43" draw:layer="layout" svg:width="3.4cm" svg:height="1.1cm" svg:x="28cm" svg:y="2.9cm" draw:corner-radius="0.5cm">
          <text:p text:style-name="P2"><text:span text:style-name="T3">Ожидания</text:span></text:p>
          <text:p text:style-name="P2"><text:span text:style-name="T3">Т&gt;30S</text:span></text:p>
        </draw:rect>
        <draw:rect draw:style-name="gr30" draw:text-style-name="P2" xml:id="id44" draw:id="id44" draw:layer="layout" svg:width="4.3cm" svg:height="1.2cm" svg:x="27.9cm" svg:y="5.5cm">
          <draw:glue-point draw:id="4" svg:x="-5cm" svg:y="-3.235cm"/>
          <text:p text:style-name="P2">1) Создать новые пороги</text:p>
          <text:p text:style-name="P2"><text:s/>АРУ и сохранить их.</text:p>
          <text:p text:style-name="P2">2) Выход в основное меню.</text:p>
        </draw:rect>
        <draw:connector draw:style-name="gr3" draw:text-style-name="P2" draw:layer="layout" svg:x1="29.7cm" svg:y1="4cm" svg:x2="31.4cm" svg:y2="3.45cm" draw:start-shape="id43" draw:start-glue-point="2" draw:end-shape="id43" draw:end-glue-point="1" svg:d="m29700 4000v501h2201v-1051h-501" svg:viewBox="0 0 2202 1052">
          <text:p/>
        </draw:connector>
        <draw:frame draw:style-name="gr32" draw:layer="layout" svg:width="1.1cm" svg:height="0.649cm" svg:x="31cm" svg:y="3.9cm">
          <draw:text-box>
            <text:p>Нет</text:p>
          </draw:text-box>
        </draw:frame>
        <draw:frame draw:style-name="gr37" draw:layer="layout" svg:width="1.1cm" svg:height="0.649cm" svg:x="29cm" svg:y="4.451cm">
          <draw:text-box>
            <text:p>Да</text:p>
          </draw:text-box>
        </draw:frame>
        <draw:connector draw:style-name="gr3" draw:text-style-name="P2" draw:layer="layout" svg:x1="29.7cm" svg:y1="4cm" svg:x2="30.05cm" svg:y2="5.5cm" draw:start-shape="id43" draw:start-glue-point="2" draw:end-shape="id44" draw:end-glue-point="0" svg:d="m29700 4000v750h350v750" svg:viewBox="0 0 351 1501">
          <text:p/>
        </draw:connector>
        <draw:connector draw:style-name="gr3" draw:text-style-name="P2" draw:layer="layout" svg:x1="27.9cm" svg:y1="6.1cm" svg:x2="28cm" svg:y2="3.45cm" draw:start-shape="id44" draw:start-glue-point="3" draw:end-shape="id43" draw:end-glue-point="3" svg:d="m27900 6100h-501v-2650h601" svg:viewBox="0 0 602 2651">
          <text:p/>
        </draw:connector>
        <draw:custom-shape draw:style-name="gr31" draw:text-style-name="P1" xml:id="id46" draw:id="id46" draw:layer="layout" svg:width="3.199cm" svg:height="1.4cm" svg:x="6.501cm" svg:y="12.647cm">
          <text:p text:style-name="P2"><text:span text:style-name="T1">ШИМ&gt;порога/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8.101cm" svg:y1="6.148cm" svg:x2="8.1cm" svg:y2="12.647cm" draw:start-shape="id45" draw:start-glue-point="5" draw:end-shape="id46" svg:d="m8101 6148v3250h-1v3249" svg:viewBox="0 0 2 6500">
          <text:p/>
        </draw:connector>
        <draw:frame draw:style-name="gr19" draw:layer="layout" svg:width="4.2cm" svg:height="1.047cm" draw:transform="rotate (1.5707963267949) translate (6.9cm 12.6cm)">
          <draw:text-box>
            <text:p>Авария/сообщение <text:span text:style-name="T9">«POWER_UP=LOCK»</text:span></text:p>
          </draw:text-box>
        </draw:frame>
        <draw:frame draw:style-name="gr8" draw:layer="layout" svg:width="3.3cm" svg:height="0.649cm" draw:transform="rotate (1.5707963267949) translate (9.551cm 12.9cm)">
          <draw:text-box>
            <text:p>Да/ <text:span text:style-name="T3">ШИМ=Порог</text:span></text:p>
          </draw:text-box>
        </draw:frame>
        <draw:frame draw:style-name="gr8" draw:layer="layout" svg:width="1.2cm" svg:height="0.649cm" svg:x="8.1cm" svg:y="13.847cm">
          <draw:text-box>
            <text:p>Нет</text:p>
          </draw:text-box>
        </draw:frame>
        <draw:connector draw:style-name="gr3" draw:text-style-name="P2" draw:layer="layout" svg:x1="9.7cm" svg:y1="13.347cm" svg:x2="9.899cm" svg:y2="6.148cm" draw:start-shape="id46" draw:start-glue-point="7" draw:end-shape="id45" draw:end-glue-point="4" svg:d="m9700 13347h501v-3949h-302v-3250" svg:viewBox="0 0 502 7200">
          <text:p/>
        </draw:connector>
        <draw:connector draw:style-name="gr3" draw:text-style-name="P2" draw:layer="layout" svg:x1="6.3cm" svg:y1="15.297cm" svg:x2="6.501cm" svg:y2="13.347cm" draw:start-shape="id47" draw:start-glue-point="3" draw:end-shape="id46" draw:end-glue-point="5" svg:d="m6300 15297h-501v-1950h702" svg:viewBox="0 0 703 1951">
          <text:p/>
        </draw:connector>
        <draw:connector draw:style-name="gr3" draw:text-style-name="P2" draw:layer="layout" svg:x1="8.101cm" svg:y1="14.047cm" svg:x2="8.1cm" svg:y2="14.847cm" draw:start-shape="id46" draw:start-glue-point="6" draw:end-shape="id47" draw:end-glue-point="0" svg:d="m8101 14047v401h-1v399" svg:viewBox="0 0 2 801">
          <text:p/>
        </draw:connector>
        <draw:rect draw:style-name="gr30" draw:text-style-name="P2" xml:id="id47" draw:id="id47" draw:layer="layout" svg:width="3.6cm" svg:height="0.9cm" svg:x="6.3cm" svg:y="14.847cm">
          <text:p text:style-name="P2"><text:span text:style-name="T1">Повышение мощности</text:span></text:p>
          <text:p text:style-name="P2"><text:span text:style-name="T1">ШИМ+=шаг;</text:span></text:p>
        </draw:rect>
        <draw:line draw:style-name="gr20" draw:text-style-name="P2" draw:layer="layout" svg:x1="-0.2cm" svg:y1="-6.751cm" svg:x2="31.7cm" svg:y2="-6.751cm">
          <text:p/>
        </draw:line>
        <draw:rect draw:style-name="gr21" draw:text-style-name="P1" xml:id="id39" draw:id="id39" draw:layer="controls" svg:width="3.9cm" svg:height="1.2cm" svg:x="15.4cm" svg:y="1.3cm" draw:corner-radius="0.5cm">
          <text:p text:style-name="P2"><text:span text:style-name="T1">Опрос сообщения </text:span></text:p>
          <text:p text:style-name="P2"><text:span text:style-name="T2"><text:s/></text:span><text:span text:style-name="T2">«POWER_UP=STOP» </text:span></text:p>
        </draw:rect>
        <draw:rect draw:style-name="gr24" draw:text-style-name="P9" xml:id="id45" draw:id="id45" draw:layer="layout" svg:width="3.3cm" svg:height="1.6cm" svg:x="7.4cm" svg:y="4.548cm" draw:corner-radius="0.5cm">
          <draw:glue-point draw:id="4" svg:x="2.575cm" svg:y="5cm"/>
          <draw:glue-point draw:id="5" svg:x="-2.878cm" svg:y="5cm"/>
          <text:p/>
        </draw:rect>
        <draw:frame draw:style-name="gr4" draw:text-style-name="P2" draw:layer="layout" svg:width="2.39cm" svg:height="0.65cm" svg:x="9.5cm" svg:y="3.9cm">
          <draw:text-box>
            <text:p text:style-name="P2"><text:span text:style-name="T1">Приоритет 2</text:span></text:p>
          </draw:text-box>
        </draw:frame>
        <draw:g xml:id="id49" draw:id="id49">
          <draw:rect draw:style-name="gr24" draw:text-style-name="P9" draw:layer="layout" svg:width="3.3cm" svg:height="1.6cm" svg:x="0.1cm" svg:y="4.447cm" draw:corner-radius="0.5cm">
            <text:p/>
          </draw:rect>
          <draw:line draw:style-name="gr20" draw:text-style-name="P2" draw:layer="layout" svg:x1="0.1cm" svg:y1="5.147cm" svg:x2="3.4cm" svg:y2="5.147cm">
            <text:p/>
          </draw:line>
          <draw:frame draw:style-name="gr38" draw:text-style-name="P2" draw:layer="layout" svg:width="3cm" svg:height="0.649cm" svg:x="0.2cm" svg:y="4.547cm">
            <draw:text-box>
              <text:p text:style-name="P2"><text:span text:style-name="T3">Измерение</text:span></text:p>
            </draw:text-box>
          </draw:frame>
          <draw:frame draw:style-name="gr38" draw:text-style-name="P10" draw:layer="layout" svg:width="3cm" svg:height="0.649cm" svg:x="0.2cm" svg:y="5.198cm">
            <draw:text-box>
              <text:p text:style-name="P10"><text:span text:style-name="T3">Enter/EXIT</text:span></text:p>
            </draw:text-box>
          </draw:frame>
        </draw:g>
        <draw:line draw:style-name="gr20" draw:text-style-name="P2" xml:id="id48" draw:id="id48" draw:layer="layout" svg:x1="7.4cm" svg:y1="5.248cm" svg:x2="10.7cm" svg:y2="5.248cm">
          <text:p/>
        </draw:line>
        <draw:frame draw:style-name="gr38" draw:text-style-name="P2" draw:layer="layout" svg:width="3cm" svg:height="0.649cm" svg:x="7.5cm" svg:y="4.648cm">
          <draw:text-box>
            <text:p text:style-name="P2"><text:span text:style-name="T3">Эфир</text:span></text:p>
          </draw:text-box>
        </draw:frame>
        <draw:frame draw:style-name="gr38" draw:text-style-name="P2" draw:layer="layout" svg:width="3cm" svg:height="0.649cm" svg:x="7.5cm" svg:y="5.299cm">
          <draw:text-box>
            <text:p text:style-name="P2"><text:span text:style-name="T3">Опрос видео</text:span></text:p>
          </draw:text-box>
        </draw:frame>
        <draw:connector draw:style-name="gr3" draw:text-style-name="P2" draw:layer="layout" svg:x1="7.4cm" svg:y1="5.248cm" svg:x2="3.4cm" svg:y2="5.247cm" draw:start-shape="id48" draw:start-glue-point="3" draw:end-shape="id49" svg:d="m7400 5248h-2000v-1h-2000" svg:viewBox="0 0 4001 2">
          <text:p/>
        </draw:connector>
        <draw:connector draw:style-name="gr3" draw:text-style-name="P2" draw:layer="layout" svg:x1="1.75cm" svg:y1="4.447cm" svg:x2="9.05cm" svg:y2="4.548cm" draw:start-shape="id49" draw:start-glue-point="0" svg:d="m1750 4447v-501h7300v602" svg:viewBox="0 0 7301 603">
          <text:p/>
        </draw:connector>
        <draw:frame draw:style-name="gr32" draw:layer="layout" svg:width="5.8cm" svg:height="1.047cm" svg:x="3.4cm" svg:y="4.153cm">
          <draw:text-box>
            <text:p>Выбран пункт измерение/</text:p>
            <text:p>Переключится в РРУ</text:p>
          </draw:text-box>
        </draw:frame>
        <draw:frame draw:style-name="gr32" draw:layer="layout" svg:width="5.8cm" svg:height="1.047cm" svg:x="3.8cm" svg:y="2.8cm">
          <draw:text-box>
            <text:p>Выбран пункт эфир/</text:p>
            <text:p>Восстановить режим РРУ/АРУ</text:p>
          </draw:text-box>
        </draw:frame>
        <draw:frame draw:style-name="gr10" draw:layer="controls" svg:width="1.4cm" svg:height="0.75cm" svg:x="19.5cm" svg:y="1cm">
          <draw:text-box>
            <text:p>Да</text:p>
          </draw:text-box>
        </draw:frame>
        <draw:connector draw:style-name="gr3" draw:text-style-name="P2" draw:layer="controls" svg:x1="15.4cm" svg:y1="1.9cm" svg:x2="6.55cm" svg:y2="2.5cm" draw:start-shape="id39" draw:start-glue-point="3" draw:end-shape="id50" draw:end-glue-point="0" svg:d="m15400 1900h-8850v600" svg:viewBox="0 0 8851 601">
          <text:p/>
        </draw:connector>
        <draw:rect draw:style-name="gr21" draw:text-style-name="P1" xml:id="id51" draw:id="id51" draw:layer="controls" svg:width="3.9cm" svg:height="1.2cm" svg:x="15.4cm" svg:y="3cm" draw:corner-radius="0.5cm">
          <text:p text:style-name="P2"><text:span text:style-name="T3">Ожидание сообщения</text:span></text:p>
          <text:p><text:span text:style-name="T2">«POWER_UP_PAUSE» </text:span></text:p>
        </draw:rect>
        <draw:connector draw:style-name="gr3" draw:text-style-name="P2" draw:layer="controls" svg:x1="10.7cm" svg:y1="5.248cm" svg:x2="15.4cm" svg:y2="3.6cm" draw:start-shape="id48" draw:start-glue-point="1" draw:end-shape="id51" svg:d="m10700 5248h2350v-1648h2350" svg:viewBox="0 0 4701 1649">
          <text:p/>
        </draw:connector>
        <draw:rect draw:style-name="gr21" draw:text-style-name="P1" xml:id="id52" draw:id="id52" draw:layer="controls" svg:width="3.9cm" svg:height="1.2cm" svg:x="15.5cm" svg:y="5.1cm" draw:corner-radius="0.5cm">
          <text:p text:style-name="P2"><text:span text:style-name="T1">Опрос сообщения </text:span></text:p>
          <text:p text:style-name="P2"><text:span text:style-name="T2"><text:s/></text:span><text:span text:style-name="T2">«POWER_UP=START» </text:span></text:p>
        </draw:rect>
        <draw:connector draw:style-name="gr3" draw:text-style-name="P2" draw:layer="controls" svg:x1="17.35cm" svg:y1="4.2cm" svg:x2="17.45cm" svg:y2="5.1cm" draw:start-shape="id51" draw:start-glue-point="2" draw:end-shape="id52" draw:end-glue-point="0" svg:d="m17350 4200v450h100v450" svg:viewBox="0 0 101 901">
          <text:p/>
        </draw:connector>
        <draw:connector draw:style-name="gr3" draw:text-style-name="P2" draw:layer="controls" svg:x1="17.45cm" svg:y1="6.3cm" svg:x2="17.35cm" svg:y2="7.9cm" draw:start-shape="id52" draw:start-glue-point="2" draw:end-shape="id53" draw:end-glue-point="0" svg:d="m17450 6300v801h-100v799" svg:viewBox="0 0 101 1601">
          <text:p/>
        </draw:connector>
        <draw:frame draw:style-name="gr34" draw:text-style-name="P2" draw:layer="layout" svg:width="5.2cm" svg:height="0.85cm" svg:x="5.2cm" svg:y="8cm">
          <draw:text-box>
            <text:p text:style-name="P2">Аварийный режим</text:p>
          </draw:text-box>
        </draw:frame>
        <draw:line draw:style-name="gr20" draw:text-style-name="P2" draw:layer="layout" svg:x1="10.7cm" svg:y1="8.7cm" svg:x2="4.9cm" svg:y2="8.7cm">
          <text:p/>
        </draw:line>
        <draw:frame draw:style-name="gr19" draw:layer="layout" svg:width="4.5cm" svg:height="1.047cm" svg:x="10.8cm" svg:y="5.4cm">
          <draw:text-box>
            <text:p>Видео=норм <text:span text:style-name="T9">«POWER_UP=UNLOCK»</text:span></text:p>
          </draw:text-box>
        </draw:frame>
        <draw:connector draw:style-name="gr3" draw:text-style-name="P2" draw:layer="layout" svg:x1="19.3cm" svg:y1="3.6cm" svg:x2="24.901cm" svg:y2="15.8cm" draw:start-shape="id51" draw:start-glue-point="1" draw:end-shape="id36" draw:end-glue-point="4" svg:d="m19300 3600h5601v12200" svg:viewBox="0 0 5602 12201">
          <text:p/>
        </draw:connector>
        <draw:connector draw:style-name="gr3" draw:text-style-name="P2" draw:layer="layout" svg:x1="19.3cm" svg:y1="3.6cm" svg:x2="29.7cm" svg:y2="2.9cm" draw:start-shape="id51" draw:start-glue-point="1" draw:end-shape="id43" draw:end-glue-point="0" svg:d="m19300 3600h4350v-1201h6050v501" svg:viewBox="0 0 10401 1202">
          <text:p/>
        </draw:connector>
        <draw:rect draw:style-name="gr30" draw:text-style-name="P2" draw:layer="layout" svg:width="4.6cm" svg:height="1.7cm" svg:x="1.8cm" svg:y="8.8cm">
          <draw:glue-point draw:id="4" svg:x="-5cm" svg:y="-3.235cm"/>
          <text:p text:style-name="P2"/>
          <text:p><text:span text:style-name="T3">Отправить сообщение</text:span></text:p>
          <text:p><text:span text:style-name="T2"><text:s/></text:span><text:span text:style-name="T2">«AGC_OFF» </text:span></text:p>
          <text:p text:style-name="P2">Расчёт парогов и тд шага</text:p>
          <text:p text:style-name="P2"/>
        </draw:rect>
        <draw:custom-shape draw:style-name="gr23" draw:text-style-name="P2" xml:id="id54" draw:id="id54" draw:layer="layout" svg:width="0.7cm" svg:height="0.7cm" svg:x="17cm" svg:y="-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7.35cm" svg:y1="0.3cm" svg:x2="17.35cm" svg:y2="1.3cm" draw:start-shape="id54" draw:start-glue-point="8" draw:end-shape="id39" draw:end-glue-point="0" svg:d="m17350 300v1000" svg:viewBox="0 0 1 1001">
          <text:p/>
        </draw:connector>
        <draw:frame draw:style-name="gr39" draw:text-style-name="P4" draw:layer="layout" svg:width="3cm" svg:height="1.445cm" svg:x="11.4cm" svg:y="6.5cm">
          <draw:text-box>
            <text:p text:style-name="P4"><text:span text:style-name="T10">Авария-норма/</text:span></text:p>
            <text:p text:style-name="P4"><text:span text:style-name="T10">Раб. режим</text:span></text:p>
            <text:p text:style-name="P4"><text:span text:style-name="T10"/></text:p>
          </draw:text-box>
        </draw:frame>
      </draw:page>
      <draw:page draw:name="page4" draw:style-name="dp1" draw:master-page-name="Блок_25_20схемы">
        <draw:rect draw:style-name="gr1" draw:text-style-name="P2" draw:layer="layout" svg:width="20.2cm" svg:height="3.199cm" svg:x="4.2cm" svg:y="28.3cm" draw:corner-radius="0.5cm">
          <text:p/>
        </draw:rect>
        <draw:line draw:style-name="gr20" draw:text-style-name="P2" draw:layer="layout" svg:x1="4.5cm" svg:y1="29.6cm" svg:x2="23.3cm" svg:y2="29.6cm">
          <text:p/>
        </draw:line>
        <draw:frame draw:style-name="gr34" draw:text-style-name="P1" draw:layer="layout" svg:width="18.2cm" svg:height="0.85cm" svg:x="5.1cm" svg:y="28.7cm">
          <draw:text-box>
            <text:p text:style-name="P2"><text:span text:style-name="T1">Модуль плавного увеличения мощности</text:span></text:p>
          </draw:text-box>
        </draw:frame>
        <draw:g xml:id="id55" draw:id="id55">
          <draw:rect draw:style-name="gr24" draw:text-style-name="P2" draw:layer="layout" svg:width="5.3cm" svg:height="3.5cm" svg:x="6.5cm" svg:y="13.1cm" draw:corner-radius="0.5cm">
            <text:p/>
          </draw:rect>
          <draw:frame draw:style-name="gr10" draw:text-style-name="P2" draw:layer="layout" svg:width="4.859cm" svg:height="0.75cm" svg:x="6.831cm" svg:y="13.3cm">
            <draw:text-box>
              <text:p text:style-name="P2">Инициализация</text:p>
            </draw:text-box>
          </draw:frame>
          <draw:line draw:style-name="gr20" draw:text-style-name="P2" draw:layer="layout" svg:x1="6.5cm" svg:y1="14.1cm" svg:x2="11.8cm" svg:y2="14.1cm">
            <text:p/>
          </draw:line>
          <draw:frame draw:style-name="gr40" draw:layer="layout" svg:width="4.7cm" svg:height="1.95cm" svg:x="6.9cm" svg:y="14.3cm">
            <draw:text-box>
              <text:p>Расчёт порога</text:p>
              <text:p>ШИМ=0</text:p>
            </draw:text-box>
          </draw:frame>
        </draw:g>
        <draw:rect draw:style-name="gr21" draw:text-style-name="P1" xml:id="id56" draw:id="id56" draw:layer="layout" svg:width="6cm" svg:height="2.3cm" svg:x="15.7cm" svg:y="11.8cm" draw:corner-radius="0.5cm">
          <text:p text:style-name="P2"><text:span text:style-name="T1">АРУ</text:span></text:p>
          <text:p text:style-name="P2"><text:span text:style-name="T1">ШИМ=+100;</text:span></text:p>
          <text:p text:style-name="P2"><text:span text:style-name="T1">Опрос вывода видео</text:span></text:p>
          <text:p text:style-name="P2"><text:span text:style-name="T1">Авария порог поделить на 2</text:span></text:p>
          <text:p text:style-name="P2"><text:span text:style-name="T1"/></text:p>
        </draw:rect>
        <draw:rect draw:style-name="gr21" draw:text-style-name="P1" xml:id="id57" draw:id="id57" draw:layer="layout" svg:width="5.2cm" svg:height="2.2cm" svg:x="16cm" svg:y="15.7cm" draw:corner-radius="0.5cm">
          <text:p text:style-name="P2"><text:span text:style-name="T1">РРУ</text:span></text:p>
          <text:p text:style-name="P2"><text:span text:style-name="T1">Порог на 10% меньше по </text:span></text:p>
          <text:p text:style-name="P2"><text:span text:style-name="T1">достижению его вкл ару</text:span></text:p>
          <text:p text:style-name="P2"><text:span text:style-name="T1">Опрос вывода видео</text:span></text:p>
          <text:p text:style-name="P2"><text:span text:style-name="T1">В АРУ ?????</text:span></text:p>
          <text:p text:style-name="P2"><text:span text:style-name="T1"/></text:p>
        </draw:rect>
        <draw:connector draw:style-name="gr3" draw:text-style-name="P2" draw:layer="layout" svg:x1="11.8cm" svg:y1="14.85cm" svg:x2="15.7cm" svg:y2="12.95cm" draw:start-shape="id55" draw:start-glue-point="1" draw:end-shape="id56" svg:d="m11800 14850h1950v-1900h1950" svg:viewBox="0 0 3901 1901">
          <text:p/>
        </draw:connector>
        <draw:connector draw:style-name="gr3" draw:text-style-name="P2" draw:layer="layout" svg:x1="11.8cm" svg:y1="14.85cm" svg:x2="16cm" svg:y2="16.8cm" draw:start-shape="id55" draw:start-glue-point="1" draw:end-shape="id57" svg:d="m11800 14850h2100v1950h2100" svg:viewBox="0 0 4201 1951">
          <text:p/>
        </draw:connector>
        <draw:frame draw:style-name="gr10" draw:text-style-name="P3" draw:layer="layout" svg:width="1.3cm" svg:height="0.75cm" svg:x="13.2cm" svg:y="12.4cm">
          <draw:text-box>
            <text:p><text:span text:style-name="T1">АРУ</text:span></text:p>
          </draw:text-box>
        </draw:frame>
        <draw:frame draw:style-name="gr15" draw:text-style-name="P3" draw:layer="layout" svg:width="1.4cm" svg:height="0.649cm" svg:x="13cm" svg:y="15.5cm">
          <draw:text-box>
            <text:p><text:span text:style-name="T1">РРУ</text:span></text:p>
          </draw:text-box>
        </draw:frame>
        <draw:connector draw:style-name="gr3" draw:text-style-name="P2" draw:layer="layout" svg:x1="21.7cm" svg:y1="12.95cm" svg:x2="25.1cm" svg:y2="14.85cm" draw:start-shape="id56" draw:start-glue-point="1" draw:end-shape="id58" svg:d="m21700 12950h1700v1900h1700" svg:viewBox="0 0 3401 1901">
          <text:p/>
        </draw:connector>
        <draw:connector draw:style-name="gr3" draw:text-style-name="P2" draw:layer="layout" svg:x1="21.2cm" svg:y1="16.8cm" svg:x2="25.1cm" svg:y2="14.85cm" draw:start-shape="id57" draw:start-glue-point="1" draw:end-shape="id58" svg:d="m21200 16800h1950v-1950h1950" svg:viewBox="0 0 3901 1951">
          <text:p/>
        </draw:connector>
        <draw:frame draw:style-name="gr10" draw:text-style-name="P3" draw:layer="layout" svg:width="3.2cm" svg:height="0.75cm" svg:x="18.4cm" svg:y="14.65cm">
          <draw:text-box>
            <text:p><text:span text:style-name="T1">АРУ=ON</text:span></text:p>
          </draw:text-box>
        </draw:frame>
        <draw:rect draw:style-name="gr21" draw:text-style-name="P1" xml:id="id59" draw:id="id59" draw:layer="layout" svg:width="3.6cm" svg:height="1.1cm" svg:x="19.5cm" svg:y="4cm" draw:corner-radius="0.5cm">
          <text:p text:style-name="P2"><text:span text:style-name="T1">Опрос Клавиши</text:span></text:p>
          <text:p text:style-name="P2"><text:span text:style-name="T1">Остановки увеличения</text:span></text:p>
          <text:p text:style-name="P2"><text:span text:style-name="T1"><text:s/></text:span><text:span text:style-name="T1">мощности</text:span></text:p>
        </draw:rect>
        <draw:connector draw:style-name="gr3" draw:text-style-name="P2" draw:layer="layout" svg:x1="21.3cm" svg:y1="5.1cm" svg:x2="26.9cm" svg:y2="14.3cm" draw:start-shape="id59" draw:start-glue-point="2" draw:end-shape="id58" draw:end-glue-point="0" svg:d="m21300 5100v4602h5600v4598" svg:viewBox="0 0 5601 9201">
          <text:p/>
        </draw:connector>
        <draw:frame draw:style-name="gr10" draw:text-style-name="P3" draw:layer="layout" svg:width="2.4cm" svg:height="0.75cm" svg:x="23.4cm" svg:y="8.85cm">
          <draw:text-box>
            <text:p><text:span text:style-name="T1">Нажата</text:span></text:p>
          </draw:text-box>
        </draw:frame>
        <draw:custom-shape draw:style-name="gr26" draw:text-style-name="P2" xml:id="id64" draw:id="id64" draw:layer="layout" svg:width="0.9cm" svg:height="0.9cm" svg:x="26.1cm" svg:y="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5cm" svg:height="0.5cm" svg:x="26.3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60" draw:id="id60" draw:layer="layout" svg:width="0.8cm" svg:height="0.8cm" svg:x="1.9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2.7cm" svg:y1="14.8cm" svg:x2="6.5cm" svg:y2="14.85cm" draw:start-shape="id60" draw:start-glue-point="10" draw:end-shape="id55" svg:d="m2700 14800h1901v50h1899" svg:viewBox="0 0 3801 51">
          <text:p/>
        </draw:connector>
        <draw:frame draw:style-name="gr41" draw:text-style-name="P3" draw:layer="layout" svg:width="1.8cm" svg:height="0.649cm" svg:x="3.4cm" svg:y="14.3cm">
          <draw:text-box>
            <text:p><text:span text:style-name="T1">Старт</text:span></text:p>
          </draw:text-box>
        </draw:frame>
        <draw:rect draw:style-name="gr21" draw:text-style-name="P1" xml:id="id62" draw:id="id62" draw:layer="layout" svg:width="3.8cm" svg:height="1.2cm" svg:x="8.7cm" svg:y="4cm" draw:corner-radius="0.5cm">
          <text:p text:style-name="P2"><text:span text:style-name="T1">Ожидание сообщения </text:span></text:p>
          <text:p><text:span text:style-name="T2"><text:s/></text:span><text:span text:style-name="T2">«POWER_UP_START» </text:span></text:p>
        </draw:rect>
        <draw:custom-shape draw:style-name="gr23" draw:text-style-name="P2" xml:id="id61" draw:id="id61" draw:layer="layout" svg:width="0.8cm" svg:height="0.8cm" svg:x="13.1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1" draw:text-style-name="P1" xml:id="id63" draw:id="id63" draw:layer="layout" svg:width="3.8cm" svg:height="1.1cm" svg:x="14.1cm" svg:y="4cm" draw:corner-radius="0.5cm">
          <text:p text:style-name="P2"><text:span text:style-name="T1">Ожидание сообщения</text:span></text:p>
          <text:p><text:span text:style-name="T2">«POWER_UP_STOP» </text:span></text:p>
        </draw:rect>
        <draw:rect draw:style-name="gr21" draw:text-style-name="P1" xml:id="id58" draw:id="id58" draw:layer="layout" svg:width="3.6cm" svg:height="1.1cm" svg:x="25.1cm" svg:y="14.3cm" draw:corner-radius="0.5cm">
          <text:p text:style-name="P2"><text:span text:style-name="T1">OFF</text:span></text:p>
        </draw:rect>
        <draw:connector draw:style-name="gr22" draw:text-style-name="P2" draw:layer="layout" svg:x1="13.1cm" svg:y1="2.7cm" svg:x2="10.6cm" svg:y2="4cm" draw:start-shape="id61" draw:start-glue-point="6" draw:end-shape="id62" draw:end-glue-point="0" svg:d="m13100 2700h-2500v1300" svg:viewBox="0 0 2501 1301">
          <text:p/>
        </draw:connector>
        <draw:connector draw:style-name="gr22" draw:text-style-name="P2" draw:layer="layout" svg:x1="13.9cm" svg:y1="2.7cm" svg:x2="16cm" svg:y2="4cm" draw:start-shape="id61" draw:start-glue-point="10" draw:end-shape="id63" draw:end-glue-point="0" svg:d="m13900 2700h2100v1300" svg:viewBox="0 0 2101 1301">
          <text:p/>
        </draw:connector>
        <draw:connector draw:style-name="gr22" draw:text-style-name="P2" draw:layer="layout" svg:x1="16cm" svg:y1="5.1cm" svg:x2="26.9cm" svg:y2="14.3cm" draw:start-shape="id63" draw:start-glue-point="2" draw:end-shape="id58" draw:end-glue-point="0" svg:d="m16000 5100v4600h10900v4600" svg:viewBox="0 0 10901 9201">
          <text:p/>
        </draw:connector>
        <draw:connector draw:style-name="gr22" draw:text-style-name="P2" draw:layer="layout" svg:x1="26.9cm" svg:y1="15.4cm" svg:x2="26.55cm" svg:y2="17cm" draw:start-shape="id58" draw:start-glue-point="2" draw:end-shape="id64" draw:end-glue-point="4" svg:d="m26900 15400v800h-350v800" svg:viewBox="0 0 351 1601">
          <text:p/>
        </draw:connector>
        <draw:frame draw:style-name="gr11" draw:text-style-name="P3" draw:layer="layout" svg:width="2.479cm" svg:height="1.047cm" svg:x="10.621cm" svg:y="5.55cm">
          <draw:text-box>
            <text:p><text:span text:style-name="T3">Отправить</text:span><text:span text:style-name="T2"> «AGC_OFF» </text:span></text:p>
          </draw:text-box>
        </draw:frame>
        <draw:connector draw:style-name="gr22" draw:text-style-name="P2" draw:layer="layout" svg:x1="10.6cm" svg:y1="5.2cm" svg:x2="9.15cm" svg:y2="13.1cm" draw:start-shape="id62" draw:start-glue-point="2" draw:end-shape="id55" svg:d="m10600 5200v3950h-1450v3950" svg:viewBox="0 0 1451 7901">
          <text:p/>
        </draw:connector>
        <draw:frame draw:style-name="gr42" draw:text-style-name="P11" draw:layer="layout" svg:width="8.6cm" svg:height="3.578cm" svg:x="1.2cm" svg:y="0.931cm">
          <draw:text-box>
            <text:p><text:span text:style-name="T11">Сохранение порогов через 30 секунд </text:span></text:p>
          </draw:text-box>
        </draw:frame>
      </draw:page>
      <draw:page draw:name="page5" draw:style-name="dp1" draw:master-page-name="Блок_25_20схемы">
        <draw:rect draw:style-name="gr1" draw:text-style-name="P2" draw:layer="layout" svg:width="10.8cm" svg:height="8.5cm" svg:x="2.6cm" svg:y="2.1cm" draw:corner-radius="0.5cm">
          <text:p/>
        </draw:rect>
        <draw:rect draw:style-name="gr21" draw:text-style-name="P1" xml:id="id66" draw:id="id66" draw:layer="layout" svg:width="3.8cm" svg:height="1.7cm" svg:x="3.8cm" svg:y="5.7cm" draw:corner-radius="0.5cm">
          <draw:glue-point draw:id="4" svg:x="2.631cm" svg:y="5cm"/>
          <draw:glue-point draw:id="5" svg:x="-2.631cm" svg:y="5cm"/>
          <text:p text:style-name="P2"><text:span text:style-name="T1">Опрос аварий</text:span></text:p>
          <text:p text:style-name="P2"><text:span text:style-name="T1">МИ,МЗ,ГЕТ1,ГЕТ2</text:span></text:p>
        </draw:rect>
        <draw:connector draw:style-name="gr3" draw:text-style-name="P2" draw:layer="layout" svg:x1="5.7cm" svg:y1="4.8cm" svg:x2="5.7cm" svg:y2="5.7cm" draw:start-shape="id65" draw:start-glue-point="2" draw:end-shape="id66" draw:end-glue-point="0" svg:d="m5700 4800v900" svg:viewBox="0 0 1 901">
          <text:p/>
        </draw:connector>
        <draw:custom-shape draw:style-name="gr31" draw:text-style-name="P1" xml:id="id67" draw:id="id67" draw:layer="layout" svg:width="1.8cm" svg:height="1.1cm" svg:x="9.7cm" svg:y="6cm">
          <text:p text:style-name="P2"><text:span text:style-name="T1">Т&gt;5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7.6cm" svg:y1="6.55cm" svg:x2="9.7cm" svg:y2="6.55cm" draw:start-shape="id66" draw:start-glue-point="1" draw:end-shape="id67" draw:end-glue-point="5" svg:d="m7600 6550h2100" svg:viewBox="0 0 2101 1">
          <text:p/>
        </draw:connector>
        <draw:frame draw:style-name="gr8" draw:text-style-name="P3" draw:layer="layout" svg:width="1.7cm" svg:height="0.649cm" svg:x="7.7cm" svg:y="5.9cm">
          <draw:text-box>
            <text:p><text:span text:style-name="T1">Авария</text:span></text:p>
          </draw:text-box>
        </draw:frame>
        <draw:connector draw:style-name="gr3" draw:text-style-name="P2" draw:layer="layout" svg:x1="10.6cm" svg:y1="6cm" svg:x2="11.3cm" svg:y2="9.85cm" draw:start-shape="id67" draw:start-glue-point="4" draw:end-shape="id68" draw:end-glue-point="10" svg:d="m10600 6000v-501h1402v4351h-702" svg:viewBox="0 0 1403 4352">
          <text:p/>
        </draw:connector>
        <draw:frame draw:style-name="gr10" draw:text-style-name="P3" draw:layer="layout" svg:width="1.3cm" svg:height="0.75cm" svg:x="10.6cm" svg:y="5.3cm">
          <draw:text-box>
            <text:p><text:span text:style-name="T1">Да</text:span></text:p>
          </draw:text-box>
        </draw:frame>
        <draw:connector draw:style-name="gr3" draw:text-style-name="P2" draw:layer="layout" svg:x1="10.6cm" svg:y1="7.1cm" svg:x2="6.699cm" svg:y2="7.4cm" draw:start-shape="id67" draw:start-glue-point="6" draw:end-shape="id66" draw:end-glue-point="4" svg:d="m10600 7100v801h-3901v-501" svg:viewBox="0 0 3902 802">
          <text:p/>
        </draw:connector>
        <draw:frame draw:style-name="gr10" draw:text-style-name="P3" draw:layer="layout" svg:width="1.3cm" svg:height="0.75cm" svg:x="8cm" svg:y="7.05cm">
          <draw:text-box>
            <text:p><text:span text:style-name="T1">Нет</text:span></text:p>
          </draw:text-box>
        </draw:frame>
        <draw:connector draw:style-name="gr3" draw:text-style-name="P2" draw:layer="layout" svg:x1="4.701cm" svg:y1="7.4cm" svg:x2="4.7cm" svg:y2="8.2cm" draw:start-shape="id66" draw:start-glue-point="5" draw:end-shape="id69" draw:end-glue-point="4" svg:d="m4701 7400v400h-1v400" svg:viewBox="0 0 2 801">
          <text:p/>
        </draw:connector>
        <draw:frame draw:style-name="gr37" draw:text-style-name="P3" draw:layer="layout" svg:width="2.5cm" svg:height="1.047cm" svg:x="2.6cm" svg:y="7.4cm">
          <draw:text-box>
            <text:p><text:span text:style-name="T1">Ни одной Аварий нет</text:span></text:p>
          </draw:text-box>
        </draw:frame>
        <draw:connector draw:style-name="gr3" draw:text-style-name="P2" draw:layer="layout" svg:x1="4.7cm" svg:y1="9.3cm" svg:x2="10.4cm" svg:y2="9.85cm" draw:start-shape="id69" draw:start-glue-point="6" draw:end-shape="id68" draw:end-glue-point="6" svg:d="m4700 9300v550h5700" svg:viewBox="0 0 5701 551">
          <text:p/>
        </draw:connector>
        <draw:custom-shape draw:style-name="gr31" draw:text-style-name="P1" xml:id="id69" draw:id="id69" draw:layer="layout" svg:width="1.8cm" svg:height="1.1cm" svg:x="3.8cm" svg:y="8.2cm">
          <text:p text:style-name="P2"><text:span text:style-name="T1">Т1&gt;0.5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5.6cm" svg:y1="8.75cm" svg:x2="6.699cm" svg:y2="7.4cm" draw:start-shape="id69" draw:start-glue-point="7" draw:end-shape="id66" draw:end-glue-point="4" svg:d="m5600 8750h1099v-1350" svg:viewBox="0 0 1100 1351">
          <text:p/>
        </draw:connector>
        <draw:frame draw:style-name="gr19" draw:text-style-name="P3" draw:layer="layout" svg:width="1.1cm" svg:height="0.65cm" svg:x="5.7cm" svg:y="8.2cm">
          <draw:text-box>
            <text:p><text:span text:style-name="T1">Нет</text:span></text:p>
          </draw:text-box>
        </draw:frame>
        <draw:frame draw:style-name="gr19" draw:text-style-name="P3" draw:layer="layout" svg:width="1.1cm" svg:height="0.65cm" svg:x="5.1cm" svg:y="8.9cm">
          <draw:text-box>
            <text:p><text:span text:style-name="T1">Да</text:span></text:p>
          </draw:text-box>
        </draw:frame>
        <draw:frame draw:style-name="gr10" draw:text-style-name="P2" draw:layer="layout" svg:width="8.6cm" svg:height="0.75cm" svg:x="3.3cm" svg:y="2.1cm">
          <draw:text-box>
            <text:p text:style-name="P2">Опрос аварий</text:p>
          </draw:text-box>
        </draw:frame>
        <draw:frame draw:style-name="gr43" draw:layer="layout" svg:width="4.125cm" svg:height="1.047cm" svg:x="6.275cm" svg:y="8.753cm">
          <draw:text-box>
            <text:p>Отправить сообщение <text:span text:style-name="T9">«POWER_START»</text:span></text:p>
          </draw:text-box>
        </draw:frame>
        <draw:custom-shape draw:style-name="gr26" draw:text-style-name="P2" xml:id="id68" draw:id="id68" draw:layer="layout" svg:width="0.9cm" svg:height="0.9cm" svg:x="10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5cm" svg:height="0.5cm" svg:x="10.6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1" draw:text-style-name="P1" xml:id="id65" draw:id="id65" draw:layer="layout" svg:width="3.8cm" svg:height="1.4cm" svg:x="3.8cm" svg:y="3.4cm" draw:corner-radius="0.5cm">
          <draw:glue-point draw:id="4" svg:x="2.631cm" svg:y="5cm"/>
          <draw:glue-point draw:id="5" svg:x="-2.631cm" svg:y="5cm"/>
          <text:p text:style-name="P2"><text:span text:style-name="T1">Ожидание сообщения</text:span></text:p>
          <text:p text:style-name="P2"><text:span text:style-name="T2">«CHECK_ON» </text:span></text:p>
        </draw:rect>
        <draw:connector draw:style-name="gr22" draw:text-style-name="P2" draw:layer="layout" svg:x1="10.6cm" svg:y1="6cm" svg:x2="7.6cm" svg:y2="4.1cm" draw:start-shape="id67" draw:start-glue-point="4" draw:end-shape="id65" draw:end-glue-point="1" svg:d="m10600 6000v-1900h-3000" svg:viewBox="0 0 3001 1901">
          <text:p/>
        </draw:connector>
        <draw:frame draw:style-name="gr11" draw:text-style-name="P3" draw:layer="layout" svg:width="4.943cm" svg:height="1.047cm" draw:transform="rotate (1.5707963267949) translate (12.053cm 9.643cm)">
          <draw:text-box>
            <text:p><text:span text:style-name="T1">Авария/</text:span><text:span text:style-name="T2">«RESTART_GETER» </text:span><text:span text:style-name="T3">,Запись в журнал</text:span></text:p>
          </draw:text-box>
        </draw:frame>
        <draw:line draw:style-name="gr12" draw:text-style-name="P2" draw:layer="layout" svg:x1="2.6cm" svg:y1="2.9cm" svg:x2="13.4cm" svg:y2="2.9cm">
          <text:p/>
        </draw:line>
      </draw:page>
      <draw:page draw:name="Модуль принятия решений" draw:style-name="dp1" draw:master-page-name="Блок_25_20схемы">
        <draw:rect draw:style-name="gr30" draw:text-style-name="P2" xml:id="id70" draw:id="id70" draw:layer="layout" svg:width="3.4cm" svg:height="1cm" svg:x="11.6cm" svg:y="1.9cm" draw:corner-radius="0.5cm">
          <text:p text:style-name="P2">Опрос сообщений</text:p>
        </draw:rect>
        <draw:connector draw:style-name="gr3" draw:text-style-name="P2" draw:layer="layout" svg:x1="11.6cm" svg:y1="2.4cm" svg:x2="7cm" svg:y2="7.5cm" draw:start-shape="id70" draw:start-glue-point="3" draw:end-shape="id71" draw:end-glue-point="0" svg:d="m11600 2400h-4600v5100" svg:viewBox="0 0 4601 5101">
          <text:p/>
        </draw:connector>
        <draw:rect draw:style-name="gr30" draw:text-style-name="P2" xml:id="id72" draw:id="id72" draw:layer="layout" svg:width="4.8cm" svg:height="1.753cm" svg:x="14.6cm" svg:y="5.547cm" draw:corner-radius="0.5cm">
          <text:p text:style-name="P2">Усилитель Выкл</text:p>
          <text:p text:style-name="P2">Определить тип аварии</text:p>
          <text:p text:style-name="P2">Записать его в Журнал аварий</text:p>
        </draw:rect>
        <draw:connector draw:style-name="gr3" draw:text-style-name="P2" draw:layer="layout" svg:x1="15cm" svg:y1="2.4cm" svg:x2="17cm" svg:y2="5.547cm" draw:start-shape="id70" draw:start-glue-point="1" draw:end-shape="id72" svg:d="m15000 2400h2000v3147" svg:viewBox="0 0 2001 3148">
          <text:p/>
        </draw:connector>
        <draw:rect draw:style-name="gr30" draw:text-style-name="P2" xml:id="id75" draw:id="id75" draw:layer="layout" svg:width="3.4cm" svg:height="1cm" svg:x="21.6cm" svg:y="7.7cm" draw:corner-radius="0.5cm">
          <text:p text:style-name="P2">Старт таймер</text:p>
        </draw:rect>
        <draw:rect draw:style-name="gr30" draw:text-style-name="P2" xml:id="id73" draw:id="id73" draw:layer="layout" svg:width="3.4cm" svg:height="1cm" svg:x="15.3cm" svg:y="9.2cm" draw:corner-radius="0.5cm">
          <text:p text:style-name="P2">Перезагрузка</text:p>
          <text:p text:style-name="P2">И вкл</text:p>
        </draw:rect>
        <draw:connector draw:style-name="gr3" draw:text-style-name="P2" draw:layer="layout" svg:x1="17cm" svg:y1="7.3cm" svg:x2="17cm" svg:y2="9.2cm" draw:start-shape="id72" draw:start-glue-point="2" draw:end-shape="id73" draw:end-glue-point="0" svg:d="m17000 7300v1900" svg:viewBox="0 0 1 1901">
          <text:p/>
        </draw:connector>
        <draw:rect draw:style-name="gr30" draw:text-style-name="P2" xml:id="id74" draw:id="id74" draw:layer="layout" svg:width="3.4cm" svg:height="1cm" svg:x="10.5cm" svg:y="7.747cm" draw:corner-radius="0.5cm">
          <text:p text:style-name="P2">Выкл </text:p>
          <text:p text:style-name="P2">полностью</text:p>
        </draw:rect>
        <draw:connector draw:style-name="gr3" draw:text-style-name="P2" draw:layer="layout" svg:x1="14.6cm" svg:y1="6.423cm" svg:x2="12.2cm" svg:y2="7.747cm" draw:start-shape="id72" draw:start-glue-point="3" draw:end-shape="id74" draw:end-glue-point="0" svg:d="m14600 6423h-2400v1324" svg:viewBox="0 0 2401 1325">
          <text:p/>
        </draw:connector>
        <draw:frame draw:style-name="gr34" draw:layer="layout" svg:width="2.4cm" svg:height="1.047cm" svg:x="12.1cm" svg:y="5.553cm">
          <draw:text-box>
            <text:p>Четвёртое отключение</text:p>
          </draw:text-box>
        </draw:frame>
        <draw:frame draw:style-name="gr6" draw:text-style-name="P2" draw:layer="layout" svg:width="3.622cm" svg:height="1.048cm" svg:x="19.8cm" svg:y="5.5cm">
          <draw:text-box>
            <text:p text:style-name="P2">Первое отключение</text:p>
            <text:p text:style-name="P2">Или Т&gt;3min</text:p>
          </draw:text-box>
        </draw:frame>
        <draw:connector draw:style-name="gr3" draw:text-style-name="P2" draw:layer="layout" svg:x1="19.4cm" svg:y1="6.423cm" svg:x2="23.3cm" svg:y2="7.7cm" draw:start-shape="id72" draw:start-glue-point="1" draw:end-shape="id75" draw:end-glue-point="0" svg:d="m19400 6423h3900v1277" svg:viewBox="0 0 3901 1278">
          <text:p/>
        </draw:connector>
        <draw:frame draw:style-name="gr44" draw:text-style-name="P2" draw:layer="layout" svg:width="2.822cm" svg:height="1.047cm" svg:x="16.978cm" svg:y="7.753cm">
          <draw:text-box>
            <text:p text:style-name="P2">Второе третье выключение</text:p>
          </draw:text-box>
        </draw:frame>
        <draw:connector draw:style-name="gr3" draw:text-style-name="P2" draw:layer="layout" svg:x1="23.3cm" svg:y1="8.7cm" svg:x2="18.7cm" svg:y2="9.7cm" draw:start-shape="id75" draw:start-glue-point="2" draw:end-shape="id73" draw:end-glue-point="1" svg:d="m23300 8700v1000h-4600" svg:viewBox="0 0 4601 1001">
          <text:p/>
        </draw:connector>
        <draw:frame draw:style-name="gr4" draw:text-style-name="P2" draw:layer="layout" svg:width="2.255cm" svg:height="0.65cm" svg:x="17.345cm" svg:y="3.05cm">
          <draw:text-box>
            <text:p text:style-name="P2">Авария по I</text:p>
          </draw:text-box>
        </draw:frame>
        <draw:frame draw:style-name="gr45" draw:text-style-name="P2" draw:layer="layout" svg:width="3.3cm" svg:height="0.649cm" draw:transform="rotate (1.5707963267949) translate (6.3cm 6.1cm)">
          <draw:text-box>
            <text:p text:style-name="P2">Авария по Uбп</text:p>
          </draw:text-box>
        </draw:frame>
        <draw:rect draw:style-name="gr30" draw:text-style-name="P12" xml:id="id71" draw:id="id71" draw:layer="layout" svg:width="4.4cm" svg:height="1.8cm" svg:x="4.8cm" svg:y="7.5cm" draw:corner-radius="0.5cm">
          <text:p text:style-name="P2"><text:span text:style-name="T10">Выкл усилителя </text:span></text:p>
          <text:p text:style-name="P2"><text:span text:style-name="T10">Перезагрузка</text:span></text:p>
          <text:p text:style-name="P2"><text:span text:style-name="T10">Отправить сообщение </text:span></text:p>
          <text:p><text:span text:style-name="T4"><text:s/></text:span><text:span text:style-name="T4">«POWER_ON» </text:span></text:p>
        </draw:rect>
        <draw:frame draw:style-name="gr4" draw:text-style-name="P2" draw:layer="layout" svg:width="3.1cm" svg:height="0.65cm" svg:x="13.845cm" svg:y="3.05cm">
          <draw:text-box>
            <text:p text:style-name="P2">Авария по Ротр</text:p>
          </draw:text-box>
        </draw:frame>
      </draw:page>
      <draw:page draw:name="page7" draw:style-name="dp1" draw:master-page-name="Блок_25_20схемы">
        <draw:rect draw:style-name="gr46" draw:text-style-name="P2" draw:layer="layout" svg:width="24.2cm" svg:height="16.5cm" svg:x="3cm" svg:y="1.3cm" draw:corner-radius="0.5cm">
          <text:p/>
        </draw:rect>
        <draw:rect draw:style-name="gr21" draw:text-style-name="P1" xml:id="id77" draw:id="id77" draw:layer="layout" svg:width="3.2cm" svg:height="1.1cm" svg:x="3.6cm" svg:y="5.7cm" draw:corner-radius="0.5cm">
          <text:p text:style-name="P2"><text:span text:style-name="T1">Загрузка </text:span></text:p>
          <text:p text:style-name="P2"><text:span text:style-name="T1">синтезаторов</text:span></text:p>
        </draw:rect>
        <draw:rect draw:style-name="gr21" draw:text-style-name="P1" xml:id="id76" draw:id="id76" draw:layer="layout" svg:width="3.8cm" svg:height="1.7cm" svg:x="11.3cm" svg:y="5.4cm" draw:corner-radius="0.5cm">
          <text:p text:style-name="P2"><text:span text:style-name="T1">Опрос аварий</text:span></text:p>
          <text:p text:style-name="P2"><text:span text:style-name="T1">МИ,МЗ,ГЕТ1,ГЕТ2</text:span></text:p>
          <text:p text:style-name="P2"><text:span text:style-name="T1">Запись в журнал аварий</text:span></text:p>
          <text:p text:style-name="P2"><text:span text:style-name="T1">Отображения в WEB</text:span></text:p>
        </draw:rect>
        <draw:connector draw:style-name="gr3" draw:text-style-name="P2" draw:layer="layout" svg:x1="13.2cm" svg:y1="5.4cm" svg:x2="5.2cm" svg:y2="5.7cm" draw:start-shape="id76" draw:start-glue-point="0" draw:end-shape="id77" svg:d="m13200 5400v-501h-8000v801" svg:viewBox="0 0 8001 802">
          <text:p/>
        </draw:connector>
        <draw:frame draw:style-name="gr10" draw:text-style-name="P3" xml:id="id88" draw:id="id88" draw:layer="layout" svg:width="3.4cm" svg:height="1.047cm" svg:x="7.6cm" svg:y="3.9cm">
          <draw:text-box>
            <text:p><text:span text:style-name="T1">Авария/перезапуск синтезаторов</text:span></text:p>
          </draw:text-box>
        </draw:frame>
        <draw:frame draw:style-name="gr10" draw:text-style-name="P3" draw:layer="layout" svg:width="1.5cm" svg:height="0.75cm" svg:x="7.6cm" svg:y="5.65cm">
          <draw:text-box>
            <text:p><text:span text:style-name="T1">Т=5s</text:span></text:p>
          </draw:text-box>
        </draw:frame>
        <draw:frame draw:style-name="gr10" draw:text-style-name="P3" draw:layer="layout" svg:width="1.5cm" svg:height="0.75cm" svg:x="5.2cm" svg:y="11.65cm">
          <draw:text-box>
            <text:p><text:span text:style-name="T1">Т=0.5s</text:span></text:p>
          </draw:text-box>
        </draw:frame>
        <draw:rect draw:style-name="gr21" draw:text-style-name="P1" xml:id="id78" draw:id="id78" draw:layer="layout" svg:width="3.2cm" svg:height="1.1cm" svg:x="23.6cm" svg:y="5.7cm" draw:corner-radius="0.5cm">
          <text:p text:style-name="P2"><text:span text:style-name="T1">Плавное увеличение</text:span></text:p>
          <text:p text:style-name="P2"><text:span text:style-name="T1"><text:s/></text:span><text:span text:style-name="T1">мощности</text:span></text:p>
        </draw:rect>
        <draw:connector draw:style-name="gr3" draw:text-style-name="P2" draw:layer="layout" svg:x1="15.1cm" svg:y1="6.25cm" svg:x2="23.6cm" svg:y2="6.25cm" draw:start-shape="id76" draw:end-shape="id78" draw:end-glue-point="3" svg:d="m15100 6250h8500" svg:viewBox="0 0 8501 1">
          <text:p/>
        </draw:connector>
        <draw:frame draw:style-name="gr47" draw:text-style-name="P3" xml:id="id89" draw:id="id89" draw:layer="layout" svg:width="2.3cm" svg:height="0.649cm" svg:x="15cm" svg:y="5.551cm">
          <draw:text-box>
            <text:p><text:span text:style-name="T1">Норма</text:span></text:p>
          </draw:text-box>
        </draw:frame>
        <draw:g xml:id="id87" draw:id="id87">
          <draw:rect draw:style-name="gr1" draw:text-style-name="P2" draw:layer="layout" svg:width="17.5cm" svg:height="8.8cm" svg:x="6.9cm" svg:y="8.2cm" draw:corner-radius="0.5cm">
            <text:p/>
          </draw:rect>
          <draw:rect draw:style-name="gr48" draw:text-style-name="P2" draw:layer="layout" svg:width="4cm" svg:height="7.2cm" svg:x="11.3cm" svg:y="9.4cm" draw:corner-radius="0.5cm">
            <text:p/>
          </draw:rect>
          <draw:rect draw:style-name="gr21" draw:text-style-name="P2" xml:id="id83" draw:id="id83" draw:layer="layout" svg:width="3.2cm" svg:height="1.1cm" svg:x="11.7cm" svg:y="9.8cm" draw:corner-radius="0.5cm">
            <text:p text:style-name="P2">Опрос МЗ</text:p>
          </draw:rect>
          <draw:rect draw:style-name="gr21" draw:text-style-name="P2" xml:id="id82" draw:id="id82" draw:layer="layout" svg:width="3.2cm" svg:height="1.1cm" svg:x="11.7cm" svg:y="11.5cm" draw:corner-radius="0.5cm">
            <text:p text:style-name="P2">Опрос МИ</text:p>
          </draw:rect>
          <draw:rect draw:style-name="gr21" draw:text-style-name="P2" xml:id="id81" draw:id="id81" draw:layer="layout" svg:width="3.2cm" svg:height="1.1cm" svg:x="11.7cm" svg:y="13.2cm" draw:corner-radius="0.5cm">
            <text:p text:style-name="P2">Опрос ГЕТ1</text:p>
          </draw:rect>
          <draw:rect draw:style-name="gr21" draw:text-style-name="P2" xml:id="id79" draw:id="id79" draw:layer="layout" svg:width="3.2cm" svg:height="1.1cm" svg:x="11.7cm" svg:y="14.9cm" draw:corner-radius="0.5cm">
            <text:p text:style-name="P2">Опрос ГЕТ2</text:p>
          </draw:rect>
          <draw:custom-shape draw:style-name="gr31" draw:text-style-name="P2" xml:id="id80" draw:id="id80" draw:layer="layout" svg:width="2cm" svg:height="1cm" svg:x="7.5cm" svg:y="12.3cm">
            <text:p text:style-name="P2">перезагрузка</text:p>
            <text:p text:style-name="P2">таймера</text:p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svg:x1="11.7cm" svg:y1="15.45cm" svg:x2="8.5cm" svg:y2="13.3cm" draw:start-shape="id79" draw:start-glue-point="3" draw:end-shape="id80" draw:end-glue-point="2" svg:d="m11700 15450h-3200v-2150" svg:viewBox="0 0 3201 2151">
            <text:p/>
          </draw:connector>
          <draw:connector draw:style-name="gr3" draw:text-style-name="P2" draw:layer="layout" svg:x1="11.7cm" svg:y1="13.75cm" svg:x2="9.5cm" svg:y2="12.8cm" draw:start-shape="id81" draw:start-glue-point="3" draw:end-shape="id80" svg:d="m11700 13750h-1100v-950h-1100" svg:viewBox="0 0 2201 951">
            <text:p/>
          </draw:connector>
          <draw:connector draw:style-name="gr3" draw:text-style-name="P2" draw:layer="layout" svg:x1="11.7cm" svg:y1="12.05cm" svg:x2="9.5cm" svg:y2="12.8cm" draw:start-shape="id82" draw:start-glue-point="3" draw:end-shape="id80" draw:end-glue-point="1" svg:d="m11700 12050h-1100v750h-1100" svg:viewBox="0 0 2201 751">
            <text:p/>
          </draw:connector>
          <draw:connector draw:style-name="gr3" draw:text-style-name="P2" draw:layer="layout" svg:x1="11.7cm" svg:y1="10.35cm" svg:x2="8.5cm" svg:y2="12.3cm" draw:start-shape="id83" draw:start-glue-point="3" draw:end-shape="id80" draw:end-glue-point="0" svg:d="m11700 10350h-3200v1950" svg:viewBox="0 0 3201 1951">
            <text:p/>
          </draw:connector>
          <draw:frame draw:style-name="gr35" draw:layer="layout" svg:width="1.9cm" svg:height="0.649cm" svg:x="8.8cm" svg:y="9.551cm">
            <draw:text-box>
              <text:p>Авария</text:p>
            </draw:text-box>
          </draw:frame>
          <draw:frame draw:style-name="gr35" draw:layer="layout" svg:width="1.9cm" svg:height="0.649cm" svg:x="9.4cm" svg:y="11.2cm">
            <draw:text-box>
              <text:p>Авария</text:p>
            </draw:text-box>
          </draw:frame>
          <draw:frame draw:style-name="gr35" draw:layer="layout" svg:width="1.9cm" svg:height="0.649cm" svg:x="9cm" svg:y="14.7cm">
            <draw:text-box>
              <text:p>Авария</text:p>
            </draw:text-box>
          </draw:frame>
          <draw:connector draw:style-name="gr3" draw:text-style-name="P2" draw:layer="layout" svg:x1="14.9cm" svg:y1="10.35cm" svg:x2="18cm" svg:y2="11.829cm" draw:start-shape="id83" draw:start-glue-point="1" svg:d="m14900 10350h1801v1479h1299" svg:viewBox="0 0 3101 1480">
            <text:p/>
          </draw:connector>
          <draw:connector draw:style-name="gr3" draw:text-style-name="P2" draw:layer="layout" svg:x1="14.9cm" svg:y1="12.05cm" svg:x2="18cm" svg:y2="12.322cm" draw:start-shape="id82" svg:d="m14900 12050h1801v272h1299" svg:viewBox="0 0 3101 273">
            <text:p/>
          </draw:connector>
          <draw:connector draw:style-name="gr3" draw:text-style-name="P2" draw:layer="layout" svg:x1="14.9cm" svg:y1="13.75cm" svg:x2="18cm" svg:y2="12.978cm" draw:start-shape="id81" draw:start-glue-point="1" svg:d="m14900 13750h1801v-772h1299" svg:viewBox="0 0 3101 773">
            <text:p/>
          </draw:connector>
          <draw:connector draw:style-name="gr3" draw:text-style-name="P2" draw:layer="layout" svg:x1="14.9cm" svg:y1="15.45cm" svg:x2="18cm" svg:y2="13.471cm" draw:start-shape="id79" draw:start-glue-point="1" svg:d="m14900 15450h1801v-1979h1299" svg:viewBox="0 0 3101 1980">
            <text:p/>
          </draw:connector>
          <draw:frame draw:style-name="gr19" draw:layer="layout" svg:width="1.8cm" svg:height="0.65cm" svg:x="15.3cm" svg:y="9.7cm">
            <draw:text-box>
              <text:p>Норма</text:p>
            </draw:text-box>
          </draw:frame>
          <draw:frame draw:style-name="gr19" draw:layer="layout" svg:width="1.8cm" svg:height="0.65cm" svg:x="15.1cm" svg:y="11.35cm">
            <draw:text-box>
              <text:p>Норма</text:p>
            </draw:text-box>
          </draw:frame>
          <draw:frame draw:style-name="gr19" draw:layer="layout" svg:width="1.8cm" svg:height="0.65cm" svg:x="15.1cm" svg:y="13.05cm">
            <draw:text-box>
              <text:p>Норма</text:p>
            </draw:text-box>
          </draw:frame>
          <draw:frame draw:style-name="gr19" draw:layer="layout" svg:width="1.8cm" svg:height="0.65cm" svg:x="15.1cm" svg:y="14.8cm">
            <draw:text-box>
              <text:p>Норма</text:p>
            </draw:text-box>
          </draw:frame>
          <draw:g xml:id="id84" draw:id="id84">
            <draw:custom-shape draw:style-name="gr49" draw:text-style-name="P13" draw:layer="layout" svg:width="1.5cm" svg:height="2.3cm" svg:x="18cm" svg:y="11.5cm">
              <draw:glue-point draw:id="4" svg:x="-5cm" svg:y="-3.571cm"/>
              <draw:glue-point draw:id="5" svg:x="-5cm" svg:y="1.428cm"/>
              <draw:glue-point draw:id="6" svg:x="-5cm" svg:y="3.571cm"/>
              <draw:glue-point draw:id="7" svg:x="-5cm" svg:y="-1.428cm"/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layer="layout" svg:width="0.8cm" svg:height="0.649cm" svg:x="18.4cm" svg:y="11.551cm">
              <draw:text-box>
                <text:p>&amp;</text:p>
              </draw:text-box>
            </draw:frame>
          </draw:g>
          <draw:connector draw:style-name="gr3" draw:text-style-name="P2" draw:layer="layout" svg:x1="19.5cm" svg:y1="12.65cm" svg:x2="22.15cm" svg:y2="13.2cm" draw:start-shape="id84" draw:start-glue-point="1" draw:end-shape="id85" draw:end-glue-point="0" svg:d="m19500 12650h2650v550" svg:viewBox="0 0 2651 551">
            <text:p/>
          </draw:connector>
          <draw:frame draw:style-name="gr34" draw:layer="layout" svg:width="3.1cm" svg:height="1.047cm" svg:x="19.7cm" svg:y="11.553cm">
            <draw:text-box>
              <text:p>Запуск таймера на 0.5c</text:p>
            </draw:text-box>
          </draw:frame>
          <draw:line draw:style-name="gr36" draw:text-style-name="P2" draw:layer="layout" svg:x1="11.3cm" svg:y1="11.2cm" svg:x2="15.3cm" svg:y2="11.2cm">
            <text:p/>
          </draw:line>
          <draw:line draw:style-name="gr36" draw:text-style-name="P2" draw:layer="layout" svg:x1="11.3cm" svg:y1="14.6cm" svg:x2="15.3cm" svg:y2="14.6cm">
            <text:p/>
          </draw:line>
          <draw:line draw:style-name="gr36" draw:text-style-name="P2" draw:layer="layout" svg:x1="11.3cm" svg:y1="12.9cm" svg:x2="15.3cm" svg:y2="12.9cm">
            <text:p/>
          </draw:line>
          <draw:rect draw:style-name="gr21" draw:text-style-name="P2" xml:id="id85" draw:id="id85" draw:layer="layout" svg:width="3.3cm" svg:height="1.1cm" svg:x="20.5cm" svg:y="13.2cm" draw:corner-radius="0.5cm">
            <text:p text:style-name="P2">Ожидание </text:p>
            <text:p text:style-name="P2">таймера</text:p>
          </draw:rect>
          <draw:line draw:style-name="gr20" draw:text-style-name="P2" draw:layer="layout" svg:x1="6.9cm" svg:y1="9cm" svg:x2="24.4cm" svg:y2="9cm">
            <text:p/>
          </draw:line>
          <draw:frame draw:style-name="gr19" draw:layer="layout" svg:width="16.8cm" svg:height="0.65cm" svg:x="7.2cm" svg:y="8.2cm">
            <draw:text-box>
              <text:p text:style-name="P2">Опрос аварий МИ,МЗ,ГЕТ1,ГЕТ2</text:p>
            </draw:text-box>
          </draw:frame>
          <draw:custom-shape draw:style-name="gr26" draw:text-style-name="P2" xml:id="id86" draw:id="id86" draw:layer="layout" svg:width="0.9cm" svg:height="0.9cm" svg:x="21.7cm" svg:y="1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0.5cm" svg:height="0.5cm" svg:x="21.9cm" svg:y="15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svg:x1="22.15cm" svg:y1="14.3cm" svg:x2="22.15cm" svg:y2="15.5cm" draw:start-shape="id85" draw:start-glue-point="2" draw:end-shape="id86" draw:end-glue-point="4" svg:d="m22150 14300v1200" svg:viewBox="0 0 1 1201">
            <text:p/>
          </draw:connector>
          <draw:frame draw:style-name="gr41" draw:layer="layout" svg:width="1.1cm" svg:height="0.649cm" svg:x="22.4cm" svg:y="14.5cm">
            <draw:text-box>
              <text:p>OK</text:p>
            </draw:text-box>
          </draw:frame>
        </draw:g>
        <draw:connector draw:style-name="gr3" draw:text-style-name="P2" draw:layer="layout" svg:x1="5.2cm" svg:y1="6.8cm" svg:x2="6.9cm" svg:y2="12.6cm" draw:start-shape="id77" draw:start-glue-point="2" draw:end-shape="id87" draw:end-glue-point="3" svg:d="m5200 6800v5800h1700" svg:viewBox="0 0 1701 5801">
          <text:p/>
        </draw:connector>
        <draw:connector draw:style-name="gr3" draw:text-style-name="P2" draw:layer="layout" svg:x1="24.4cm" svg:y1="12.6cm" svg:x2="25.2cm" svg:y2="6.8cm" draw:start-shape="id87" draw:start-glue-point="1" draw:end-shape="id78" svg:d="m24400 12600h800v-5800" svg:viewBox="0 0 801 5801">
          <text:p/>
        </draw:connector>
        <draw:frame draw:style-name="gr15" draw:text-style-name="P3" draw:layer="layout" svg:width="3cm" svg:height="0.649cm" draw:transform="rotate (1.5707963267949) translate (24.551cm 12.3cm)">
          <draw:text-box>
            <text:p><text:span text:style-name="T1">Таймер=ОК</text:span></text:p>
          </draw:text-box>
        </draw:frame>
        <draw:connector draw:style-name="gr3" draw:text-style-name="P2" draw:layer="layout" svg:x1="6.8cm" svg:y1="6.25cm" svg:x2="11.3cm" svg:y2="6.25cm" draw:start-shape="id77" draw:start-glue-point="1" draw:end-shape="id76" draw:end-glue-point="3" svg:d="m6800 6250h4500" svg:viewBox="0 0 4501 1">
          <text:p/>
        </draw:connector>
        <draw:frame draw:style-name="gr33" draw:text-style-name="P3" draw:layer="layout" svg:width="5.8cm" svg:height="1.05cm" svg:x="12.9cm" svg:y="2.35cm">
          <draw:text-box>
            <text:p><text:span text:style-name="T1">При переходе из аварии в норму/Ethernet (сброс аварий) <text:s/></text:span></text:p>
          </draw:text-box>
        </draw:frame>
        <draw:connector draw:style-name="gr3" draw:text-style-name="P2" draw:layer="layout" draw:type="curve" svg:x1="9.3cm" svg:y1="3.9cm" svg:x2="16.15cm" svg:y2="5.551cm" draw:start-shape="id88" draw:start-glue-point="0" draw:end-shape="id89" draw:end-glue-point="0" svg:d="m9300 3900c0-750 6850-1575 6850 1651" svg:viewBox="0 0 6851 2334">
          <text:p/>
        </draw:connector>
        <draw:line draw:style-name="gr20" draw:text-style-name="P2" draw:layer="layout" svg:x1="3cm" svg:y1="2.5cm" svg:x2="27.2cm" svg:y2="2.5cm">
          <text:p/>
        </draw:line>
        <draw:frame draw:style-name="gr10" draw:text-style-name="P1" draw:layer="layout" svg:width="23.5cm" svg:height="0.852cm" svg:x="3.5cm" svg:y="1.6cm">
          <draw:text-box>
            <text:p text:style-name="P2"><text:span text:style-name="T6">Взаимодействие модулей загрузки синтезаторов, опроса аварий и плавного увеличения мощности.</text:span></text:p>
          </draw:text-box>
        </draw:frame>
        <draw:rect draw:style-name="gr21" draw:text-style-name="P1" draw:layer="layout" svg:width="3.8cm" svg:height="1.7cm" svg:x="11.3cm" svg:y="5.4cm" draw:corner-radius="0.5cm">
          <text:p text:style-name="P2"><text:span text:style-name="T1">Опрос аварий</text:span></text:p>
          <text:p text:style-name="P2"><text:span text:style-name="T1">МИ,МЗ,ГЕТ1,ГЕТ2</text:span></text:p>
          <text:p text:style-name="P2"><text:span text:style-name="T1">Запись в журнал аварий</text:span></text:p>
          <text:p text:style-name="P2"><text:span text:style-name="T1">Отображения в WEB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letter-kerning="tru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Блок_25_20схемы" style:display-name="Блок%20схемы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5T12:48:17.025000000</meta:creation-date>
    <meta:editing-duration>P2DT9H55M28S</meta:editing-duration>
    <meta:editing-cycles>511</meta:editing-cycles>
    <meta:generator>LibreOffice/4.1.0.4$Windows_x86 LibreOffice_project/89ea49ddacd9aa532507cbf852f2bb22b1ace28</meta:generator>
    <dc:title>Блок схемы</dc:title>
    <dc:date>2015-04-08T17:00:28.697000000</dc:date>
    <meta:print-date>2015-04-08T12:09:01.504000000</meta:print-date>
    <meta:document-statistic meta:object-count="350"/>
    <meta:template xlink:type="simple" xlink:actuate="onRequest" xlink:title="Блок схемы" xlink:href="file:///C:/Users/Максим/Desktop/AVR/AppData/Roaming/LibreOffice/4/user/template/Блок%20схемы.otg" meta:date="2014-07-15T12:48:16.950000000"/>
  </office:meta>
</office:document-meta>
</file>